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4">
      <style:text-properties fo:background-color="#81d41a"/>
    </style:style>
    <style:style style:name="P2" style:family="paragraph" style:parent-style-name="Heading_20_4">
      <style:text-properties fo:background-color="#81d41a"/>
    </style:style>
    <style:style style:name="P3" style:family="paragraph" style:parent-style-name="Preformatted_20_Text" style:list-style-name="L3"/>
    <style:style style:name="P4" style:family="paragraph" style:parent-style-name="Preformatted_20_Text" style:list-style-name="L3">
      <style:paragraph-properties fo:margin-left="0in" fo:margin-right="0in" fo:text-indent="0in" style:auto-text-indent="false" style:writing-mode="lr-tb"/>
    </style:style>
    <style:style style:name="P5" style:family="paragraph" style:parent-style-name="Preformatted_20_Text" style:list-style-name="L3">
      <style:paragraph-properties style:writing-mode="lr-tb"/>
    </style:style>
    <style:style style:name="P6" style:family="paragraph" style:parent-style-name="Preformatted_20_Text" style:list-style-name="L3">
      <style:paragraph-properties fo:margin-top="0in" fo:margin-bottom="0.1965in" style:contextual-spacing="false" style:writing-mode="lr-tb"/>
    </style:style>
    <style:style style:name="P7" style:family="paragraph" style:parent-style-name="Preformatted_20_Text" style:list-style-name="L4"/>
    <style:style style:name="P8" style:family="paragraph" style:parent-style-name="Preformatted_20_Text" style:list-style-name="L4">
      <style:paragraph-properties fo:margin-left="0in" fo:margin-right="0in" fo:text-indent="0in" style:auto-text-indent="false" style:writing-mode="lr-tb"/>
    </style:style>
    <style:style style:name="P9" style:family="paragraph" style:parent-style-name="Preformatted_20_Text" style:list-style-name="L4">
      <style:paragraph-properties style:writing-mode="lr-tb"/>
    </style:style>
    <style:style style:name="P10" style:family="paragraph" style:parent-style-name="Preformatted_20_Text" style:list-style-name="L4">
      <style:paragraph-properties fo:margin-top="0in" fo:margin-bottom="0.1965in" style:contextual-spacing="false" style:writing-mode="lr-tb"/>
    </style:style>
    <style:style style:name="P11" style:family="paragraph" style:parent-style-name="Preformatted_20_Text" style:list-style-name="L5"/>
    <style:style style:name="P12" style:family="paragraph" style:parent-style-name="Preformatted_20_Text" style:list-style-name="L5">
      <style:paragraph-properties fo:margin-left="0in" fo:margin-right="0in" fo:text-indent="0in" style:auto-text-indent="false" style:writing-mode="lr-tb"/>
    </style:style>
    <style:style style:name="P13" style:family="paragraph" style:parent-style-name="Preformatted_20_Text" style:list-style-name="L5">
      <style:paragraph-properties style:writing-mode="lr-tb"/>
    </style:style>
    <style:style style:name="P14" style:family="paragraph" style:parent-style-name="Preformatted_20_Text" style:list-style-name="L5">
      <style:paragraph-properties fo:margin-top="0in" fo:margin-bottom="0.1965in" style:contextual-spacing="false" style:writing-mode="lr-tb"/>
    </style:style>
    <style:style style:name="P15" style:family="paragraph" style:parent-style-name="Preformatted_20_Text" style:list-style-name="L6"/>
    <style:style style:name="P16" style:family="paragraph" style:parent-style-name="Preformatted_20_Text" style:list-style-name="L6">
      <style:paragraph-properties fo:margin-left="0in" fo:margin-right="0in" fo:text-indent="0in" style:auto-text-indent="false" style:writing-mode="lr-tb"/>
    </style:style>
    <style:style style:name="P17" style:family="paragraph" style:parent-style-name="Preformatted_20_Text" style:list-style-name="L6">
      <style:paragraph-properties style:writing-mode="lr-tb"/>
    </style:style>
    <style:style style:name="P18" style:family="paragraph" style:parent-style-name="Preformatted_20_Text" style:list-style-name="L6">
      <style:paragraph-properties fo:margin-top="0in" fo:margin-bottom="0.1965in" style:contextual-spacing="false" style:writing-mode="lr-tb"/>
    </style:style>
    <style:style style:name="P19" style:family="paragraph" style:parent-style-name="Preformatted_20_Text" style:list-style-name="L7"/>
    <style:style style:name="P20" style:family="paragraph" style:parent-style-name="Preformatted_20_Text" style:list-style-name="L7">
      <style:paragraph-properties fo:margin-left="0in" fo:margin-right="0in" fo:text-indent="0in" style:auto-text-indent="false" style:writing-mode="lr-tb"/>
    </style:style>
    <style:style style:name="P21" style:family="paragraph" style:parent-style-name="Preformatted_20_Text" style:list-style-name="L7">
      <style:paragraph-properties style:writing-mode="lr-tb"/>
    </style:style>
    <style:style style:name="P22" style:family="paragraph" style:parent-style-name="Preformatted_20_Text" style:list-style-name="L7">
      <style:paragraph-properties fo:margin-top="0in" fo:margin-bottom="0.1965in" style:contextual-spacing="false" style:writing-mode="lr-tb"/>
    </style:style>
    <style:style style:name="P23" style:family="paragraph" style:parent-style-name="Preformatted_20_Text" style:list-style-name="L8"/>
    <style:style style:name="P24" style:family="paragraph" style:parent-style-name="Preformatted_20_Text" style:list-style-name="L8">
      <style:paragraph-properties fo:margin-left="0in" fo:margin-right="0in" fo:text-indent="0in" style:auto-text-indent="false" style:writing-mode="lr-tb"/>
    </style:style>
    <style:style style:name="P25" style:family="paragraph" style:parent-style-name="Preformatted_20_Text" style:list-style-name="L8">
      <style:paragraph-properties style:writing-mode="lr-tb"/>
    </style:style>
    <style:style style:name="P26" style:family="paragraph" style:parent-style-name="Preformatted_20_Text" style:list-style-name="L8">
      <style:paragraph-properties fo:margin-top="0in" fo:margin-bottom="0.1965in" style:contextual-spacing="false" style:writing-mode="lr-tb"/>
    </style:style>
    <style:style style:name="P27" style:family="paragraph" style:parent-style-name="Preformatted_20_Text" style:list-style-name="L9"/>
    <style:style style:name="P28" style:family="paragraph" style:parent-style-name="Preformatted_20_Text" style:list-style-name="L9">
      <style:paragraph-properties fo:margin-left="0in" fo:margin-right="0in" fo:text-indent="0in" style:auto-text-indent="false" style:writing-mode="lr-tb"/>
    </style:style>
    <style:style style:name="P29" style:family="paragraph" style:parent-style-name="Preformatted_20_Text" style:list-style-name="L9">
      <style:paragraph-properties style:writing-mode="lr-tb"/>
    </style:style>
    <style:style style:name="P30" style:family="paragraph" style:parent-style-name="Preformatted_20_Text" style:list-style-name="L9">
      <style:paragraph-properties fo:margin-top="0in" fo:margin-bottom="0.1965in" style:contextual-spacing="false" style:writing-mode="lr-tb"/>
    </style:style>
    <style:style style:name="P31" style:family="paragraph" style:parent-style-name="Preformatted_20_Text" style:list-style-name="L10"/>
    <style:style style:name="P32" style:family="paragraph" style:parent-style-name="Preformatted_20_Text" style:list-style-name="L10">
      <style:paragraph-properties fo:margin-left="0in" fo:margin-right="0in" fo:text-indent="0in" style:auto-text-indent="false" style:writing-mode="lr-tb"/>
    </style:style>
    <style:style style:name="P33" style:family="paragraph" style:parent-style-name="Preformatted_20_Text" style:list-style-name="L10">
      <style:paragraph-properties style:writing-mode="lr-tb"/>
    </style:style>
    <style:style style:name="P34" style:family="paragraph" style:parent-style-name="Preformatted_20_Text" style:list-style-name="L10">
      <style:paragraph-properties fo:margin-top="0in" fo:margin-bottom="0.1965in" style:contextual-spacing="false" style:writing-mode="lr-tb"/>
    </style:style>
    <style:style style:name="P35" style:family="paragraph" style:parent-style-name="Preformatted_20_Text" style:list-style-name="L11"/>
    <style:style style:name="P36" style:family="paragraph" style:parent-style-name="Preformatted_20_Text" style:list-style-name="L11">
      <style:paragraph-properties fo:margin-left="0in" fo:margin-right="0in" fo:text-indent="0in" style:auto-text-indent="false" style:writing-mode="lr-tb"/>
    </style:style>
    <style:style style:name="P37" style:family="paragraph" style:parent-style-name="Preformatted_20_Text" style:list-style-name="L11">
      <style:paragraph-properties style:writing-mode="lr-tb"/>
    </style:style>
    <style:style style:name="P38" style:family="paragraph" style:parent-style-name="Preformatted_20_Text" style:list-style-name="L11">
      <style:paragraph-properties fo:margin-top="0in" fo:margin-bottom="0.1965in" style:contextual-spacing="false" style:writing-mode="lr-tb"/>
    </style:style>
    <style:style style:name="P39" style:family="paragraph" style:parent-style-name="Preformatted_20_Text" style:list-style-name="L13"/>
    <style:style style:name="P40" style:family="paragraph" style:parent-style-name="Preformatted_20_Text" style:list-style-name="L13">
      <style:paragraph-properties fo:margin-left="0in" fo:margin-right="0in" fo:text-indent="0in" style:auto-text-indent="false" style:writing-mode="lr-tb"/>
    </style:style>
    <style:style style:name="P41" style:family="paragraph" style:parent-style-name="Preformatted_20_Text" style:list-style-name="L13">
      <style:paragraph-properties style:writing-mode="lr-tb"/>
    </style:style>
    <style:style style:name="P42" style:family="paragraph" style:parent-style-name="Preformatted_20_Text" style:list-style-name="L13">
      <style:paragraph-properties fo:margin-top="0in" fo:margin-bottom="0.1965in" style:contextual-spacing="false" style:writing-mode="lr-tb"/>
    </style:style>
    <style:style style:name="P43" style:family="paragraph" style:parent-style-name="Preformatted_20_Text" style:list-style-name="L14"/>
    <style:style style:name="P44" style:family="paragraph" style:parent-style-name="Preformatted_20_Text" style:list-style-name="L14">
      <style:paragraph-properties fo:margin-left="0in" fo:margin-right="0in" fo:text-indent="0in" style:auto-text-indent="false" style:writing-mode="lr-tb"/>
    </style:style>
    <style:style style:name="P45" style:family="paragraph" style:parent-style-name="Preformatted_20_Text" style:list-style-name="L14">
      <style:paragraph-properties style:writing-mode="lr-tb"/>
    </style:style>
    <style:style style:name="P46" style:family="paragraph" style:parent-style-name="Preformatted_20_Text" style:list-style-name="L14">
      <style:paragraph-properties fo:margin-top="0in" fo:margin-bottom="0.1965in" style:contextual-spacing="false" style:writing-mode="lr-tb"/>
    </style:style>
    <style:style style:name="P47" style:family="paragraph" style:parent-style-name="Preformatted_20_Text" style:list-style-name="L15"/>
    <style:style style:name="P48" style:family="paragraph" style:parent-style-name="Preformatted_20_Text" style:list-style-name="L15">
      <style:paragraph-properties fo:margin-left="0in" fo:margin-right="0in" fo:text-indent="0in" style:auto-text-indent="false" style:writing-mode="lr-tb"/>
    </style:style>
    <style:style style:name="P49" style:family="paragraph" style:parent-style-name="Preformatted_20_Text" style:list-style-name="L15">
      <style:paragraph-properties style:writing-mode="lr-tb"/>
    </style:style>
    <style:style style:name="P50" style:family="paragraph" style:parent-style-name="Preformatted_20_Text" style:list-style-name="L15">
      <style:paragraph-properties fo:margin-top="0in" fo:margin-bottom="0.1965in" style:contextual-spacing="false" style:writing-mode="lr-tb"/>
    </style:style>
    <style:style style:name="P51" style:family="paragraph" style:parent-style-name="Preformatted_20_Text" style:list-style-name="L16"/>
    <style:style style:name="P52" style:family="paragraph" style:parent-style-name="Preformatted_20_Text" style:list-style-name="L16">
      <style:paragraph-properties fo:margin-left="0in" fo:margin-right="0in" fo:text-indent="0in" style:auto-text-indent="false" style:writing-mode="lr-tb"/>
    </style:style>
    <style:style style:name="P53" style:family="paragraph" style:parent-style-name="Preformatted_20_Text" style:list-style-name="L16">
      <style:paragraph-properties style:writing-mode="lr-tb"/>
    </style:style>
    <style:style style:name="P54" style:family="paragraph" style:parent-style-name="Preformatted_20_Text" style:list-style-name="L16">
      <style:paragraph-properties fo:margin-top="0in" fo:margin-bottom="0.1965in" style:contextual-spacing="false" style:writing-mode="lr-tb"/>
    </style:style>
    <style:style style:name="P55" style:family="paragraph" style:parent-style-name="Preformatted_20_Text" style:list-style-name="L17"/>
    <style:style style:name="P56" style:family="paragraph" style:parent-style-name="Preformatted_20_Text" style:list-style-name="L17">
      <style:paragraph-properties fo:margin-left="0in" fo:margin-right="0in" fo:text-indent="0in" style:auto-text-indent="false" style:writing-mode="lr-tb"/>
    </style:style>
    <style:style style:name="P57" style:family="paragraph" style:parent-style-name="Preformatted_20_Text" style:list-style-name="L17">
      <style:paragraph-properties style:writing-mode="lr-tb"/>
    </style:style>
    <style:style style:name="P58" style:family="paragraph" style:parent-style-name="Preformatted_20_Text" style:list-style-name="L17">
      <style:paragraph-properties fo:margin-top="0in" fo:margin-bottom="0.1965in" style:contextual-spacing="false" style:writing-mode="lr-tb"/>
    </style:style>
    <style:style style:name="P59" style:family="paragraph" style:parent-style-name="Preformatted_20_Text" style:list-style-name="L18"/>
    <style:style style:name="P60" style:family="paragraph" style:parent-style-name="Preformatted_20_Text" style:list-style-name="L18">
      <style:paragraph-properties fo:margin-left="0in" fo:margin-right="0in" fo:text-indent="0in" style:auto-text-indent="false" style:writing-mode="lr-tb"/>
    </style:style>
    <style:style style:name="P61" style:family="paragraph" style:parent-style-name="Preformatted_20_Text" style:list-style-name="L18">
      <style:paragraph-properties style:writing-mode="lr-tb"/>
    </style:style>
    <style:style style:name="P62" style:family="paragraph" style:parent-style-name="Preformatted_20_Text" style:list-style-name="L18">
      <style:paragraph-properties fo:margin-top="0in" fo:margin-bottom="0.1965in" style:contextual-spacing="false" style:writing-mode="lr-tb"/>
    </style:style>
    <style:style style:name="P63" style:family="paragraph" style:parent-style-name="Preformatted_20_Text" style:list-style-name="L19"/>
    <style:style style:name="P64" style:family="paragraph" style:parent-style-name="Preformatted_20_Text" style:list-style-name="L19">
      <style:paragraph-properties fo:margin-left="0in" fo:margin-right="0in" fo:text-indent="0in" style:auto-text-indent="false" style:writing-mode="lr-tb"/>
    </style:style>
    <style:style style:name="P65" style:family="paragraph" style:parent-style-name="Preformatted_20_Text" style:list-style-name="L19">
      <style:paragraph-properties style:writing-mode="lr-tb"/>
    </style:style>
    <style:style style:name="P66" style:family="paragraph" style:parent-style-name="Preformatted_20_Text" style:list-style-name="L19">
      <style:paragraph-properties fo:margin-top="0in" fo:margin-bottom="0.1965in" style:contextual-spacing="false" style:writing-mode="lr-tb"/>
    </style:style>
    <style:style style:name="P67" style:family="paragraph" style:parent-style-name="Preformatted_20_Text" style:list-style-name="L20"/>
    <style:style style:name="P68" style:family="paragraph" style:parent-style-name="Preformatted_20_Text" style:list-style-name="L20">
      <style:paragraph-properties fo:margin-left="0in" fo:margin-right="0in" fo:text-indent="0in" style:auto-text-indent="false" style:writing-mode="lr-tb"/>
    </style:style>
    <style:style style:name="P69" style:family="paragraph" style:parent-style-name="Preformatted_20_Text" style:list-style-name="L20">
      <style:paragraph-properties style:writing-mode="lr-tb"/>
    </style:style>
    <style:style style:name="P70" style:family="paragraph" style:parent-style-name="Preformatted_20_Text" style:list-style-name="L20">
      <style:paragraph-properties fo:margin-top="0in" fo:margin-bottom="0.1965in" style:contextual-spacing="false" style:writing-mode="lr-tb"/>
    </style:style>
    <style:style style:name="P71" style:family="paragraph" style:parent-style-name="Preformatted_20_Text" style:list-style-name="L21"/>
    <style:style style:name="P72" style:family="paragraph" style:parent-style-name="Preformatted_20_Text" style:list-style-name="L21">
      <style:paragraph-properties fo:margin-left="0in" fo:margin-right="0in" fo:text-indent="0in" style:auto-text-indent="false" style:writing-mode="lr-tb"/>
    </style:style>
    <style:style style:name="P73" style:family="paragraph" style:parent-style-name="Preformatted_20_Text" style:list-style-name="L21">
      <style:paragraph-properties style:writing-mode="lr-tb"/>
    </style:style>
    <style:style style:name="P74" style:family="paragraph" style:parent-style-name="Preformatted_20_Text" style:list-style-name="L21">
      <style:paragraph-properties fo:margin-top="0in" fo:margin-bottom="0.1965in" style:contextual-spacing="false" style:writing-mode="lr-tb"/>
    </style:style>
    <style:style style:name="P75" style:family="paragraph" style:parent-style-name="Preformatted_20_Text" style:list-style-name="L22"/>
    <style:style style:name="P76" style:family="paragraph" style:parent-style-name="Preformatted_20_Text" style:list-style-name="L22">
      <style:paragraph-properties fo:margin-left="0in" fo:margin-right="0in" fo:text-indent="0in" style:auto-text-indent="false" style:writing-mode="lr-tb"/>
    </style:style>
    <style:style style:name="P77" style:family="paragraph" style:parent-style-name="Preformatted_20_Text" style:list-style-name="L22">
      <style:paragraph-properties style:writing-mode="lr-tb"/>
    </style:style>
    <style:style style:name="P78" style:family="paragraph" style:parent-style-name="Preformatted_20_Text" style:list-style-name="L22">
      <style:paragraph-properties fo:margin-top="0in" fo:margin-bottom="0.1965in" style:contextual-spacing="false" style:writing-mode="lr-tb"/>
    </style:style>
    <style:style style:name="P79" style:family="paragraph" style:parent-style-name="Preformatted_20_Text" style:list-style-name="L23"/>
    <style:style style:name="P80" style:family="paragraph" style:parent-style-name="Preformatted_20_Text" style:list-style-name="L23">
      <style:paragraph-properties fo:margin-left="0in" fo:margin-right="0in" fo:text-indent="0in" style:auto-text-indent="false" style:writing-mode="lr-tb"/>
    </style:style>
    <style:style style:name="P81" style:family="paragraph" style:parent-style-name="Preformatted_20_Text" style:list-style-name="L23">
      <style:paragraph-properties style:writing-mode="lr-tb"/>
    </style:style>
    <style:style style:name="P82" style:family="paragraph" style:parent-style-name="Preformatted_20_Text" style:list-style-name="L23">
      <style:paragraph-properties fo:margin-top="0in" fo:margin-bottom="0.1965in" style:contextual-spacing="false" style:writing-mode="lr-tb"/>
    </style:style>
    <style:style style:name="P83" style:family="paragraph" style:parent-style-name="Preformatted_20_Text" style:list-style-name="L24"/>
    <style:style style:name="P84" style:family="paragraph" style:parent-style-name="Preformatted_20_Text" style:list-style-name="L24">
      <style:paragraph-properties fo:margin-left="0in" fo:margin-right="0in" fo:text-indent="0in" style:auto-text-indent="false" style:writing-mode="lr-tb"/>
    </style:style>
    <style:style style:name="P85" style:family="paragraph" style:parent-style-name="Preformatted_20_Text" style:list-style-name="L24">
      <style:paragraph-properties style:writing-mode="lr-tb"/>
    </style:style>
    <style:style style:name="P86" style:family="paragraph" style:parent-style-name="Preformatted_20_Text" style:list-style-name="L24">
      <style:paragraph-properties fo:margin-top="0in" fo:margin-bottom="0.1965in" style:contextual-spacing="false" style:writing-mode="lr-tb"/>
    </style:style>
    <style:style style:name="P87" style:family="paragraph" style:parent-style-name="Preformatted_20_Text" style:list-style-name="L25"/>
    <style:style style:name="P88" style:family="paragraph" style:parent-style-name="Preformatted_20_Text" style:list-style-name="L25">
      <style:paragraph-properties fo:margin-left="0in" fo:margin-right="0in" fo:text-indent="0in" style:auto-text-indent="false" style:writing-mode="lr-tb"/>
    </style:style>
    <style:style style:name="P89" style:family="paragraph" style:parent-style-name="Preformatted_20_Text" style:list-style-name="L25">
      <style:paragraph-properties style:writing-mode="lr-tb"/>
    </style:style>
    <style:style style:name="P90" style:family="paragraph" style:parent-style-name="Preformatted_20_Text" style:list-style-name="L25">
      <style:paragraph-properties fo:margin-top="0in" fo:margin-bottom="0.1965in" style:contextual-spacing="false" style:writing-mode="lr-tb"/>
    </style:style>
    <style:style style:name="P91" style:family="paragraph" style:parent-style-name="Text_20_body" style:list-style-name="L1"/>
    <style:style style:name="P92" style:family="paragraph" style:parent-style-name="Text_20_body" style:list-style-name="L1">
      <style:paragraph-properties fo:margin-top="0in" fo:margin-bottom="0in" style:contextual-spacing="false"/>
    </style:style>
    <style:style style:name="P93" style:family="paragraph" style:parent-style-name="Text_20_body" style:list-style-name="L2"/>
    <style:style style:name="P94" style:family="paragraph" style:parent-style-name="Text_20_body" style:list-style-name="L2">
      <style:paragraph-properties fo:margin-top="0in" fo:margin-bottom="0in" style:contextual-spacing="false"/>
    </style:style>
    <style:style style:name="P95" style:family="paragraph" style:parent-style-name="Text_20_body" style:list-style-name="L3"/>
    <style:style style:name="P96" style:family="paragraph" style:parent-style-name="Text_20_body" style:list-style-name="L4"/>
    <style:style style:name="P97" style:family="paragraph" style:parent-style-name="Text_20_body" style:list-style-name="L5"/>
    <style:style style:name="P98" style:family="paragraph" style:parent-style-name="Text_20_body" style:list-style-name="L6"/>
    <style:style style:name="P99" style:family="paragraph" style:parent-style-name="Text_20_body" style:list-style-name="L7"/>
    <style:style style:name="P100" style:family="paragraph" style:parent-style-name="Text_20_body" style:list-style-name="L8"/>
    <style:style style:name="P101" style:family="paragraph" style:parent-style-name="Text_20_body" style:list-style-name="L9"/>
    <style:style style:name="P102" style:family="paragraph" style:parent-style-name="Text_20_body" style:list-style-name="L10"/>
    <style:style style:name="P103" style:family="paragraph" style:parent-style-name="Text_20_body" style:list-style-name="L11"/>
    <style:style style:name="P104" style:family="paragraph" style:parent-style-name="Text_20_body" style:list-style-name="L12"/>
    <style:style style:name="P105" style:family="paragraph" style:parent-style-name="Text_20_body" style:list-style-name="L13"/>
    <style:style style:name="P106" style:family="paragraph" style:parent-style-name="Text_20_body" style:list-style-name="L14"/>
    <style:style style:name="P107" style:family="paragraph" style:parent-style-name="Text_20_body" style:list-style-name="L15"/>
    <style:style style:name="P108" style:family="paragraph" style:parent-style-name="Text_20_body" style:list-style-name="L16"/>
    <style:style style:name="P109" style:family="paragraph" style:parent-style-name="Text_20_body" style:list-style-name="L17"/>
    <style:style style:name="P110" style:family="paragraph" style:parent-style-name="Text_20_body" style:list-style-name="L18"/>
    <style:style style:name="P111" style:family="paragraph" style:parent-style-name="Text_20_body" style:list-style-name="L19"/>
    <style:style style:name="P112" style:family="paragraph" style:parent-style-name="Text_20_body" style:list-style-name="L20"/>
    <style:style style:name="P113" style:family="paragraph" style:parent-style-name="Text_20_body" style:list-style-name="L21"/>
    <style:style style:name="P114" style:family="paragraph" style:parent-style-name="Text_20_body" style:list-style-name="L22"/>
    <style:style style:name="P115" style:family="paragraph" style:parent-style-name="Text_20_body" style:list-style-name="L23"/>
    <style:style style:name="P116" style:family="paragraph" style:parent-style-name="Text_20_body" style:list-style-name="L24"/>
    <style:style style:name="P117" style:family="paragraph" style:parent-style-name="Text_20_body" style:list-style-name="L25"/>
    <style:style style:name="P118" style:family="paragraph" style:parent-style-name="Text_20_body" style:list-style-name="L25">
      <style:paragraph-properties fo:margin-top="0in" fo:margin-bottom="0in" style:contextual-spacing="false"/>
    </style:style>
    <style:style style:name="P119" style:family="paragraph" style:parent-style-name="Text_20_body" style:list-style-name="L26"/>
    <style:style style:name="P120" style:family="paragraph" style:parent-style-name="Text_20_body" style:list-style-name="L26">
      <style:paragraph-properties fo:margin-top="0in" fo:margin-bottom="0in" style:contextual-spacing="false"/>
    </style:style>
    <style:style style:name="P121" style:family="paragraph" style:parent-style-name="Text_20_body" style:list-style-name="L27"/>
    <style:style style:name="P122" style:family="paragraph" style:parent-style-name="Text_20_body" style:list-style-name="L27">
      <style:paragraph-properties fo:margin-top="0in" fo:margin-bottom="0in" style:contextual-spacing="false"/>
    </style:style>
    <style:style style:name="P123" style:family="paragraph" style:parent-style-name="Text_20_body" style:list-style-name="L28"/>
    <style:style style:name="P124" style:family="paragraph" style:parent-style-name="Text_20_body" style:list-style-name="L28">
      <style:paragraph-properties fo:margin-top="0in" fo:margin-bottom="0in" style:contextual-spacing="false"/>
    </style:style>
    <style:style style:name="T1" style:family="text">
      <style:text-properties fo:background-color="#81d41a" loext:char-shading-value="0"/>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able of Contents</text:h>
      <text:list text:style-name="L1">
        <text:list-item>
          <text:p text:style-name="P92"><text:a xlink:type="simple" xlink:href="#introduction" text:style-name="Internet_20_link" text:visited-style-name="Visited_20_Internet_20_Link">Introduction</text:a></text:p>
        </text:list-item>
        <text:list-item>
          <text:p text:style-name="P92"><text:a xlink:type="simple" xlink:href="#authentication" text:style-name="Internet_20_link" text:visited-style-name="Visited_20_Internet_20_Link">Authentication</text:a></text:p>
        </text:list-item>
        <text:list-item>
          <text:p text:style-name="P92"><text:a xlink:type="simple" xlink:href="#endpoints" text:style-name="Internet_20_link" text:visited-style-name="Visited_20_Internet_20_Link">Endpoints</text:a></text:p>
          <text:list>
            <text:list-item>
              <text:p text:style-name="P92"><text:a xlink:type="simple" xlink:href="#1-users" text:style-name="Internet_20_link" text:visited-style-name="Visited_20_Internet_20_Link">Users</text:a></text:p>
            </text:list-item>
            <text:list-item>
              <text:p text:style-name="P92"><text:a xlink:type="simple" xlink:href="#2-restaurants" text:style-name="Internet_20_link" text:visited-style-name="Visited_20_Internet_20_Link">Restaurants</text:a></text:p>
            </text:list-item>
            <text:list-item>
              <text:p text:style-name="P92"><text:a xlink:type="simple" xlink:href="#3-addresses" text:style-name="Internet_20_link" text:visited-style-name="Visited_20_Internet_20_Link">Addresses</text:a></text:p>
            </text:list-item>
            <text:list-item>
              <text:p text:style-name="P92"><text:a xlink:type="simple" xlink:href="#4-categories" text:style-name="Internet_20_link" text:visited-style-name="Visited_20_Internet_20_Link">Categories</text:a></text:p>
            </text:list-item>
            <text:list-item>
              <text:p text:style-name="P92"><text:a xlink:type="simple" xlink:href="#5-menu-items" text:style-name="Internet_20_link" text:visited-style-name="Visited_20_Internet_20_Link">Menu Items</text:a></text:p>
            </text:list-item>
            <text:list-item>
              <text:p text:style-name="P92"><text:a xlink:type="simple" xlink:href="#6-orders" text:style-name="Internet_20_link" text:visited-style-name="Visited_20_Internet_20_Link">Orders</text:a></text:p>
            </text:list-item>
            <text:list-item>
              <text:p text:style-name="P92"><text:a xlink:type="simple" xlink:href="#7-order-items" text:style-name="Internet_20_link" text:visited-style-name="Visited_20_Internet_20_Link">Order Items</text:a></text:p>
            </text:list-item>
            <text:list-item>
              <text:p text:style-name="P92"><text:a xlink:type="simple" xlink:href="#8-payments" text:style-name="Internet_20_link" text:visited-style-name="Visited_20_Internet_20_Link">Payments</text:a></text:p>
            </text:list-item>
            <text:list-item>
              <text:p text:style-name="P92"><text:a xlink:type="simple" xlink:href="#9-delivery-personnel" text:style-name="Internet_20_link" text:visited-style-name="Visited_20_Internet_20_Link">Delivery Personnel</text:a></text:p>
            </text:list-item>
            <text:list-item>
              <text:p text:style-name="P92"><text:a xlink:type="simple" xlink:href="#10-delivery-assignments" text:style-name="Internet_20_link" text:visited-style-name="Visited_20_Internet_20_Link">Delivery Assignments</text:a></text:p>
            </text:list-item>
            <text:list-item>
              <text:p text:style-name="P92"><text:a xlink:type="simple" xlink:href="#11-reviews" text:style-name="Internet_20_link" text:visited-style-name="Visited_20_Internet_20_Link">Reviews</text:a></text:p>
            </text:list-item>
          </text:list>
        </text:list-item>
        <text:list-item>
          <text:p text:style-name="P92"><text:a xlink:type="simple" xlink:href="#error-handling" text:style-name="Internet_20_link" text:visited-style-name="Visited_20_Internet_20_Link">Error Handling</text:a></text:p>
        </text:list-item>
        <text:list-item>
          <text:p text:style-name="P92"><text:a xlink:type="simple" xlink:href="#status-codes" text:style-name="Internet_20_link" text:visited-style-name="Visited_20_Internet_20_Link">Status Codes</text:a></text:p>
        </text:list-item>
        <text:list-item>
          <text:p text:style-name="P91"><text:a xlink:type="simple" xlink:href="#conclusion" text:style-name="Internet_20_link" text:visited-style-name="Visited_20_Internet_20_Link">Conclusion</text:a></text:p>
        </text:list-item>
      </text:list>
      <text:p text:style-name="Horizontal_20_Line"/>
      <text:h text:style-name="Heading_20_2" text:outline-level="2">Introduction</text:h>
      <text:p text:style-name="Text_20_body">The Food Delivery API allows clients to interact with the food delivery platform's backend services. The API follows RESTful principles and uses JSON for request and response bodies.</text:p>
      <text:p text:style-name="Horizontal_20_Line"/>
      <text:h text:style-name="Heading_20_2" text:outline-level="2">Authentication</text:h>
      <text:list text:style-name="L2">
        <text:list-item>
          <text:p text:style-name="P94"><text:span text:style-name="Strong_20_Emphasis">Method</text:span>: Token-based authentication using JSON Web Tokens (JWT).</text:p>
        </text:list-item>
        <text:list-item>
          <text:p text:style-name="P93"><text:span text:style-name="Strong_20_Emphasis">Header</text:span>: <text:span text:style-name="Source_20_Text">Authorization: Bearer &lt;token&gt;</text:span></text:p>
        </text:list-item>
      </text:list>
      <text:p text:style-name="Text_20_body"><text:span text:style-name="Strong_20_Emphasis">Note</text:span>: Some endpoints may require authentication. Tokens are obtained by logging in and should be included in the <text:span text:style-name="Source_20_Text">Authorization</text:span> header for protected routes.</text:p>
      <text:p text:style-name="Horizontal_20_Line"/>
      <text:h text:style-name="Heading_20_2" text:outline-level="2">Endpoints</text:h>
      <text:h text:style-name="Heading_20_3" text:outline-level="3">1. Users</text:h>
      <text:h text:style-name="P1" text:outline-level="4">1.1 Register a New User</text:h>
      <text:list text:style-name="L3">
        <text:list-item>
          <text:p text:style-name="P95"><text:span text:style-name="Strong_20_Emphasis">URL</text:span>: <text:span text:style-name="Source_20_Text">/api/users/register</text:span></text:p>
        </text:list-item>
        <text:list-item>
          <text:p text:style-name="P95"><text:span text:style-name="Strong_20_Emphasis">Method</text:span>: <text:span text:style-name="Source_20_Text">POST</text:span></text:p>
        </text:list-item>
        <text:list-item>
          <text:p text:style-name="P95"><text:soft-page-break/><text:span text:style-name="Strong_20_Emphasis">Auth Required</text:span>: No</text:p>
        </text:list-item>
        <text:list-item>
          <text:p text:style-name="P95"><text:span text:style-name="Strong_20_Emphasis">Request Body</text:span>:</text:p>
          <text:p text:style-name="P3">json</text:p>
          <text:p text:style-name="P3">Copy code</text:p>
          <text:p text:style-name="P4"><text:span text:style-name="Source_20_Text">{</text:span></text:p>
          <text:p text:style-name="P5"><text:span text:style-name="Source_20_Text"><text:s text:c="2"/>"name": "string",</text:span></text:p>
          <text:p text:style-name="P5"><text:span text:style-name="Source_20_Text"><text:s text:c="2"/>"email": "string",</text:span></text:p>
          <text:p text:style-name="P5"><text:span text:style-name="Source_20_Text"><text:s text:c="2"/>"phone_number": "string",</text:span></text:p>
          <text:p text:style-name="P5"><text:span text:style-name="Source_20_Text"><text:s text:c="2"/>"password": "string"</text:span></text:p>
          <text:p text:style-name="P6"><text:span text:style-name="Source_20_Text">}</text:span></text:p>
        </text:list-item>
        <text:list-item>
          <text:p text:style-name="P95"><text:span text:style-name="Strong_20_Emphasis">Response</text:span>:</text:p>
          <text:list>
            <text:list-item>
              <text:p text:style-name="P95"><text:span text:style-name="Strong_20_Emphasis">201 Created</text:span></text:p>
              <text:p text:style-name="P3">json</text:p>
              <text:p text:style-name="P3">Copy code</text:p>
              <text:p text:style-name="P4"><text:span text:style-name="Source_20_Text">{</text:span></text:p>
              <text:p text:style-name="P5"><text:span text:style-name="Source_20_Text"><text:s text:c="2"/>"id": "integer",</text:span></text:p>
              <text:p text:style-name="P5"><text:span text:style-name="Source_20_Text"><text:s text:c="2"/>"name": "string",</text:span></text:p>
              <text:p text:style-name="P5"><text:span text:style-name="Source_20_Text"><text:s text:c="2"/>"email": "string",</text:span></text:p>
              <text:p text:style-name="P5"><text:span text:style-name="Source_20_Text"><text:s text:c="2"/>"phone_number": "string",</text:span></text:p>
              <text:p text:style-name="P5"><text:span text:style-name="Source_20_Text"><text:s text:c="2"/>"created_at": "timestamp"</text:span></text:p>
              <text:p text:style-name="P6"><text:span text:style-name="Source_20_Text">}</text:span></text:p>
            </text:list-item>
          </text:list>
        </text:list-item>
      </text:list>
      <text:h text:style-name="P1" text:outline-level="4">1.2 User Login</text:h>
      <text:list text:style-name="L4">
        <text:list-item>
          <text:p text:style-name="P96"><text:span text:style-name="Strong_20_Emphasis">URL</text:span>: <text:span text:style-name="Source_20_Text">/api/users/login</text:span></text:p>
        </text:list-item>
        <text:list-item>
          <text:p text:style-name="P96"><text:span text:style-name="Strong_20_Emphasis">Method</text:span>: <text:span text:style-name="Source_20_Text">POST</text:span></text:p>
        </text:list-item>
        <text:list-item>
          <text:p text:style-name="P96"><text:span text:style-name="Strong_20_Emphasis">Auth Required</text:span>: No</text:p>
        </text:list-item>
        <text:list-item>
          <text:p text:style-name="P96"><text:span text:style-name="Strong_20_Emphasis">Request Body</text:span>:</text:p>
          <text:p text:style-name="P7">json</text:p>
          <text:p text:style-name="P7">Copy code</text:p>
          <text:p text:style-name="P8"><text:span text:style-name="Source_20_Text">{</text:span></text:p>
          <text:p text:style-name="P9"><text:span text:style-name="Source_20_Text"><text:s text:c="2"/>"email": "string",</text:span></text:p>
          <text:p text:style-name="P9"><text:span text:style-name="Source_20_Text"><text:s text:c="2"/>"password": "string"</text:span></text:p>
          <text:p text:style-name="P10"><text:span text:style-name="Source_20_Text">}</text:span></text:p>
        </text:list-item>
        <text:list-item>
          <text:p text:style-name="P96"><text:span text:style-name="Strong_20_Emphasis">Response</text:span>:</text:p>
          <text:list>
            <text:list-item>
              <text:p text:style-name="P96"><text:span text:style-name="Strong_20_Emphasis">200 OK</text:span></text:p>
              <text:p text:style-name="P7">json</text:p>
              <text:p text:style-name="P7">Copy code</text:p>
              <text:p text:style-name="P8"><text:span text:style-name="Source_20_Text">{</text:span></text:p>
              <text:p text:style-name="P9"><text:span text:style-name="Source_20_Text"><text:s text:c="2"/>"token": "string",</text:span></text:p>
              <text:p text:style-name="P9"><text:span text:style-name="Source_20_Text"><text:s text:c="2"/>"user": {</text:span></text:p>
              <text:p text:style-name="P9"><text:span text:style-name="Source_20_Text"><text:s text:c="4"/>"id": "integer",</text:span></text:p>
              <text:p text:style-name="P9"><text:span text:style-name="Source_20_Text"><text:s text:c="4"/>"name": "string",</text:span></text:p>
              <text:p text:style-name="P9"><text:span text:style-name="Source_20_Text"><text:s text:c="4"/>"email": "string",</text:span></text:p>
              <text:p text:style-name="P9"><text:span text:style-name="Source_20_Text"><text:s text:c="4"/>"phone_number": "string",</text:span></text:p>
              <text:p text:style-name="P9"><text:span text:style-name="Source_20_Text"><text:s text:c="4"/>"created_at": "timestamp"</text:span></text:p>
              <text:p text:style-name="P9"><text:span text:style-name="Source_20_Text"><text:s text:c="2"/>}</text:span></text:p>
              <text:p text:style-name="P10"><text:span text:style-name="Source_20_Text">}</text:span></text:p>
            </text:list-item>
          </text:list>
        </text:list-item>
      </text:list>
      <text:h text:style-name="P2" text:outline-level="4"><text:soft-page-break/>1.3 Get User Profile </text:h>
      <text:list text:style-name="L5">
        <text:list-item>
          <text:p text:style-name="P97"><text:span text:style-name="Strong_20_Emphasis">URL</text:span>: <text:span text:style-name="Source_20_Text">/api/users/profile</text:span></text:p>
        </text:list-item>
        <text:list-item>
          <text:p text:style-name="P97"><text:span text:style-name="Strong_20_Emphasis">Method</text:span>: <text:span text:style-name="Source_20_Text">GET</text:span></text:p>
        </text:list-item>
        <text:list-item>
          <text:p text:style-name="P97"><text:span text:style-name="Strong_20_Emphasis">Auth Required</text:span>: Yes</text:p>
        </text:list-item>
        <text:list-item>
          <text:p text:style-name="P97"><text:span text:style-name="Strong_20_Emphasis">Response</text:span>:</text:p>
          <text:list>
            <text:list-item>
              <text:p text:style-name="P97"><text:span text:style-name="Strong_20_Emphasis">200 OK</text:span></text:p>
              <text:p text:style-name="P11">json</text:p>
              <text:p text:style-name="P11">Copy code</text:p>
              <text:p text:style-name="P12"><text:span text:style-name="Source_20_Text">{</text:span></text:p>
              <text:p text:style-name="P13"><text:span text:style-name="Source_20_Text"><text:s text:c="2"/>"id": "integer",</text:span></text:p>
              <text:p text:style-name="P13"><text:span text:style-name="Source_20_Text"><text:s text:c="2"/>"name": "string",</text:span></text:p>
              <text:p text:style-name="P13"><text:span text:style-name="Source_20_Text"><text:s text:c="2"/>"email": "string",</text:span></text:p>
              <text:p text:style-name="P13"><text:span text:style-name="Source_20_Text"><text:s text:c="2"/>"phone_number": "string",</text:span></text:p>
              <text:p text:style-name="P13"><text:span text:style-name="Source_20_Text"><text:s text:c="2"/>"created_at": "timestamp",</text:span></text:p>
              <text:p text:style-name="P13"><text:span text:style-name="Source_20_Text"><text:s text:c="2"/>"addresses": [ /* Array of address objects */ ]</text:span></text:p>
              <text:p text:style-name="P14"><text:span text:style-name="Source_20_Text">}</text:span></text:p>
            </text:list-item>
          </text:list>
        </text:list-item>
      </text:list>
      <text:h text:style-name="P2" text:outline-level="4">1.4 Update User Profile</text:h>
      <text:list text:style-name="L6">
        <text:list-item>
          <text:p text:style-name="P98"><text:span text:style-name="Strong_20_Emphasis">URL</text:span>: <text:span text:style-name="Source_20_Text">/api/users/profile</text:span></text:p>
        </text:list-item>
        <text:list-item>
          <text:p text:style-name="P98"><text:span text:style-name="Strong_20_Emphasis">Method</text:span>: <text:span text:style-name="Source_20_Text">PUT</text:span></text:p>
        </text:list-item>
        <text:list-item>
          <text:p text:style-name="P98"><text:span text:style-name="Strong_20_Emphasis">Auth Required</text:span>: Yes</text:p>
        </text:list-item>
        <text:list-item>
          <text:p text:style-name="P98"><text:span text:style-name="Strong_20_Emphasis">Request Body</text:span>:</text:p>
          <text:p text:style-name="P15">json</text:p>
          <text:p text:style-name="P15">Copy code</text:p>
          <text:p text:style-name="P16"><text:span text:style-name="Source_20_Text">{</text:span></text:p>
          <text:p text:style-name="P17"><text:span text:style-name="Source_20_Text"><text:s text:c="2"/>"name": "string",</text:span></text:p>
          <text:p text:style-name="P17"><text:span text:style-name="Source_20_Text"><text:s text:c="2"/>"phone_number": "string",</text:span></text:p>
          <text:p text:style-name="P17"><text:span text:style-name="Source_20_Text"><text:s text:c="2"/>"password": "string" // Optional</text:span></text:p>
          <text:p text:style-name="P18"><text:span text:style-name="Source_20_Text">}</text:span></text:p>
        </text:list-item>
        <text:list-item>
          <text:p text:style-name="P98"><text:span text:style-name="Strong_20_Emphasis">Response</text:span>:</text:p>
          <text:list>
            <text:list-item>
              <text:p text:style-name="P98"><text:span text:style-name="Strong_20_Emphasis">200 OK</text:span></text:p>
              <text:p text:style-name="P15">json</text:p>
              <text:p text:style-name="P15">Copy code</text:p>
              <text:p text:style-name="P16"><text:span text:style-name="Source_20_Text">{</text:span></text:p>
              <text:p text:style-name="P17"><text:span text:style-name="Source_20_Text"><text:s text:c="2"/>"id": "integer",</text:span></text:p>
              <text:p text:style-name="P17"><text:span text:style-name="Source_20_Text"><text:s text:c="2"/>"name": "string",</text:span></text:p>
              <text:p text:style-name="P17"><text:span text:style-name="Source_20_Text"><text:s text:c="2"/>"email": "string",</text:span></text:p>
              <text:p text:style-name="P17"><text:span text:style-name="Source_20_Text"><text:s text:c="2"/>"phone_number": "string",</text:span></text:p>
              <text:p text:style-name="P17"><text:span text:style-name="Source_20_Text"><text:s text:c="2"/>"updated_at": "timestamp"</text:span></text:p>
              <text:p text:style-name="P18"><text:span text:style-name="Source_20_Text">}</text:span></text:p>
            </text:list-item>
          </text:list>
        </text:list-item>
      </text:list>
      <text:p text:style-name="Horizontal_20_Line"/>
      <text:h text:style-name="Heading_20_3" text:outline-level="3"><text:soft-page-break/>2. Restaurants</text:h>
      <text:h text:style-name="P2" text:outline-level="4">2.1 Get All Restaurants</text:h>
      <text:list text:style-name="L7">
        <text:list-item>
          <text:p text:style-name="P99"><text:span text:style-name="Strong_20_Emphasis">URL</text:span>: <text:span text:style-name="Source_20_Text">/api/restaurants</text:span></text:p>
        </text:list-item>
        <text:list-item>
          <text:p text:style-name="P99"><text:span text:style-name="Strong_20_Emphasis">Method</text:span>: <text:span text:style-name="Source_20_Text">GET</text:span></text:p>
        </text:list-item>
        <text:list-item>
          <text:p text:style-name="P99"><text:span text:style-name="Strong_20_Emphasis">Auth Required</text:span>: No</text:p>
        </text:list-item>
        <text:list-item>
          <text:p text:style-name="P99"><text:span text:style-name="Strong_20_Emphasis">Response</text:span>:</text:p>
          <text:list>
            <text:list-item>
              <text:p text:style-name="P99"><text:span text:style-name="Strong_20_Emphasis">200 OK</text:span></text:p>
              <text:p text:style-name="P19">json</text:p>
              <text:p text:style-name="P19">Copy code</text:p>
              <text:p text:style-name="P20"><text:span text:style-name="Source_20_Text">[</text:span></text:p>
              <text:p text:style-name="P21"><text:span text:style-name="Source_20_Text"><text:s text:c="2"/>{</text:span></text:p>
              <text:p text:style-name="P21"><text:span text:style-name="Source_20_Text"><text:s text:c="4"/>"id": "integer",</text:span></text:p>
              <text:p text:style-name="P21"><text:span text:style-name="Source_20_Text"><text:s text:c="4"/>"name": "string",</text:span></text:p>
              <text:p text:style-name="P21"><text:span text:style-name="Source_20_Text"><text:s text:c="4"/>"description": "string",</text:span></text:p>
              <text:p text:style-name="P21"><text:span text:style-name="Source_20_Text"><text:s text:c="4"/>"phone_number": "string",</text:span></text:p>
              <text:p text:style-name="P21"><text:span text:style-name="Source_20_Text"><text:s text:c="4"/>"email": "string",</text:span></text:p>
              <text:p text:style-name="P21"><text:span text:style-name="Source_20_Text"><text:s text:c="4"/>"created_at": "timestamp",</text:span></text:p>
              <text:p text:style-name="P21"><text:span text:style-name="Source_20_Text"><text:s text:c="4"/>"address": { /* Address object */ }</text:span></text:p>
              <text:p text:style-name="P21"><text:span text:style-name="Source_20_Text"><text:s text:c="2"/>},</text:span></text:p>
              <text:p text:style-name="P21"><text:span text:style-name="Source_20_Text"><text:s text:c="2"/>/* More restaurants */</text:span></text:p>
              <text:p text:style-name="P22"><text:span text:style-name="Source_20_Text">]</text:span></text:p>
            </text:list-item>
          </text:list>
        </text:list-item>
      </text:list>
      <text:h text:style-name="P2" text:outline-level="4">2.2 Get Restaurant Details</text:h>
      <text:list text:style-name="L8">
        <text:list-item>
          <text:p text:style-name="P100"><text:span text:style-name="Strong_20_Emphasis">URL</text:span>: <text:span text:style-name="Source_20_Text">/api/restaurants/{restaurant_id}</text:span></text:p>
        </text:list-item>
        <text:list-item>
          <text:p text:style-name="P100"><text:span text:style-name="Strong_20_Emphasis">Method</text:span>: <text:span text:style-name="Source_20_Text">GET</text:span></text:p>
        </text:list-item>
        <text:list-item>
          <text:p text:style-name="P100"><text:span text:style-name="Strong_20_Emphasis">Auth Required</text:span>: No</text:p>
        </text:list-item>
        <text:list-item>
          <text:p text:style-name="P100"><text:span text:style-name="Strong_20_Emphasis">Response</text:span>:</text:p>
          <text:list>
            <text:list-item>
              <text:p text:style-name="P100"><text:span text:style-name="Strong_20_Emphasis">200 OK</text:span></text:p>
              <text:p text:style-name="P23">json</text:p>
              <text:p text:style-name="P23">Copy code</text:p>
              <text:p text:style-name="P24"><text:span text:style-name="Source_20_Text">{</text:span></text:p>
              <text:p text:style-name="P25"><text:span text:style-name="Source_20_Text"><text:s text:c="2"/>"id": "integer",</text:span></text:p>
              <text:p text:style-name="P25"><text:span text:style-name="Source_20_Text"><text:s text:c="2"/>"name": "string",</text:span></text:p>
              <text:p text:style-name="P25"><text:span text:style-name="Source_20_Text"><text:s text:c="2"/>"description": "string",</text:span></text:p>
              <text:p text:style-name="P25"><text:span text:style-name="Source_20_Text"><text:s text:c="2"/>"phone_number": "string",</text:span></text:p>
              <text:p text:style-name="P25"><text:span text:style-name="Source_20_Text"><text:s text:c="2"/>"email": "string",</text:span></text:p>
              <text:p text:style-name="P25"><text:span text:style-name="Source_20_Text"><text:s text:c="2"/>"created_at": "timestamp",</text:span></text:p>
              <text:p text:style-name="P25"><text:span text:style-name="Source_20_Text"><text:s text:c="2"/>"address": { /* Address object */ },</text:span></text:p>
              <text:p text:style-name="P25"><text:span text:style-name="Source_20_Text"><text:s text:c="2"/>"categories": [ /* Array of categories */ ],</text:span></text:p>
              <text:p text:style-name="P25"><text:span text:style-name="Source_20_Text"><text:s text:c="2"/>"menu_items": [ /* Array of menu items */ ]</text:span></text:p>
              <text:p text:style-name="P26"><text:span text:style-name="Source_20_Text">}</text:span></text:p>
            </text:list-item>
          </text:list>
        </text:list-item>
      </text:list>
      <text:p text:style-name="Horizontal_20_Line"/>
      <text:h text:style-name="Heading_20_3" text:outline-level="3"><text:soft-page-break/>3. Addresses</text:h>
      <text:h text:style-name="Heading_20_4" text:outline-level="4">3.1 Add a New Address</text:h>
      <text:list text:style-name="L9">
        <text:list-item>
          <text:p text:style-name="P101"><text:span text:style-name="Strong_20_Emphasis">URL</text:span>: <text:span text:style-name="Source_20_Text">/api/addresses</text:span></text:p>
        </text:list-item>
        <text:list-item>
          <text:p text:style-name="P101"><text:span text:style-name="Strong_20_Emphasis">Method</text:span>: <text:span text:style-name="Source_20_Text">POST</text:span></text:p>
        </text:list-item>
        <text:list-item>
          <text:p text:style-name="P101"><text:span text:style-name="Strong_20_Emphasis">Auth Required</text:span>: Yes</text:p>
        </text:list-item>
        <text:list-item>
          <text:p text:style-name="P101"><text:span text:style-name="Strong_20_Emphasis">Request Body</text:span>:</text:p>
          <text:p text:style-name="P27">json</text:p>
          <text:p text:style-name="P27">Copy code</text:p>
          <text:p text:style-name="P28"><text:span text:style-name="Source_20_Text">{</text:span></text:p>
          <text:p text:style-name="P29"><text:span text:style-name="Source_20_Text"><text:s text:c="2"/>"street": "string",</text:span></text:p>
          <text:p text:style-name="P29"><text:span text:style-name="Source_20_Text"><text:s text:c="2"/>"city": "string",</text:span></text:p>
          <text:p text:style-name="P29"><text:span text:style-name="Source_20_Text"><text:s text:c="2"/>"state": "string",</text:span></text:p>
          <text:p text:style-name="P29"><text:span text:style-name="Source_20_Text"><text:s text:c="2"/>"country": "string",</text:span></text:p>
          <text:p text:style-name="P29"><text:span text:style-name="Source_20_Text"><text:s text:c="2"/>"postal_code": "string",</text:span></text:p>
          <text:p text:style-name="P29"><text:span text:style-name="Source_20_Text"><text:s text:c="2"/>"latitude": "decimal",</text:span></text:p>
          <text:p text:style-name="P29"><text:span text:style-name="Source_20_Text"><text:s text:c="2"/>"longitude": "decimal"</text:span></text:p>
          <text:p text:style-name="P30"><text:span text:style-name="Source_20_Text">}</text:span></text:p>
        </text:list-item>
        <text:list-item>
          <text:p text:style-name="P101"><text:span text:style-name="Strong_20_Emphasis">Response</text:span>:</text:p>
          <text:list>
            <text:list-item>
              <text:p text:style-name="P101"><text:span text:style-name="Strong_20_Emphasis">201 Created</text:span></text:p>
              <text:p text:style-name="P27">json</text:p>
              <text:p text:style-name="P27">Copy code</text:p>
              <text:p text:style-name="P28"><text:span text:style-name="Source_20_Text">{</text:span></text:p>
              <text:p text:style-name="P29"><text:span text:style-name="Source_20_Text"><text:s text:c="2"/>"id": "integer",</text:span></text:p>
              <text:p text:style-name="P29"><text:span text:style-name="Source_20_Text"><text:s text:c="2"/>"user_id": "integer",</text:span></text:p>
              <text:p text:style-name="P29"><text:span text:style-name="Source_20_Text"><text:s text:c="2"/>"street": "string",</text:span></text:p>
              <text:p text:style-name="P29"><text:span text:style-name="Source_20_Text"><text:s text:c="2"/>"city": "string",</text:span></text:p>
              <text:p text:style-name="P29"><text:span text:style-name="Source_20_Text"><text:s text:c="2"/>"state": "string",</text:span></text:p>
              <text:p text:style-name="P29"><text:span text:style-name="Source_20_Text"><text:s text:c="2"/>"country": "string",</text:span></text:p>
              <text:p text:style-name="P29"><text:span text:style-name="Source_20_Text"><text:s text:c="2"/>"postal_code": "string",</text:span></text:p>
              <text:p text:style-name="P29"><text:span text:style-name="Source_20_Text"><text:s text:c="2"/>"latitude": "decimal",</text:span></text:p>
              <text:p text:style-name="P29"><text:span text:style-name="Source_20_Text"><text:s text:c="2"/>"longitude": "decimal"</text:span></text:p>
              <text:p text:style-name="P30"><text:span text:style-name="Source_20_Text">}</text:span></text:p>
            </text:list-item>
          </text:list>
        </text:list-item>
      </text:list>
      <text:h text:style-name="Heading_20_4" text:outline-level="4">3.2 Get User Addresses</text:h>
      <text:list text:style-name="L10">
        <text:list-item>
          <text:p text:style-name="P102"><text:span text:style-name="Strong_20_Emphasis">URL</text:span>: <text:span text:style-name="Source_20_Text">/api/addresses</text:span></text:p>
        </text:list-item>
        <text:list-item>
          <text:p text:style-name="P102"><text:span text:style-name="Strong_20_Emphasis">Method</text:span>: <text:span text:style-name="Source_20_Text">GET</text:span></text:p>
        </text:list-item>
        <text:list-item>
          <text:p text:style-name="P102"><text:span text:style-name="Strong_20_Emphasis">Auth Required</text:span>: Yes</text:p>
        </text:list-item>
        <text:list-item>
          <text:p text:style-name="P102"><text:span text:style-name="Strong_20_Emphasis">Response</text:span>:</text:p>
          <text:list>
            <text:list-item>
              <text:p text:style-name="P102"><text:span text:style-name="Strong_20_Emphasis">200 OK</text:span></text:p>
              <text:p text:style-name="P31">json</text:p>
              <text:p text:style-name="P31">Copy code</text:p>
              <text:p text:style-name="P32"><text:span text:style-name="Source_20_Text">[</text:span></text:p>
              <text:p text:style-name="P33"><text:span text:style-name="Source_20_Text"><text:s text:c="2"/>{</text:span></text:p>
              <text:p text:style-name="P33"><text:span text:style-name="Source_20_Text"><text:s text:c="4"/>"id": "integer",</text:span></text:p>
              <text:p text:style-name="P33"><text:span text:style-name="Source_20_Text"><text:s text:c="4"/>"street": "string",</text:span></text:p>
              <text:p text:style-name="P33"><text:span text:style-name="Source_20_Text"><text:s text:c="4"/>"city": "string",</text:span></text:p>
              <text:p text:style-name="P33"><text:soft-page-break/><text:span text:style-name="Source_20_Text"><text:s text:c="4"/>"state": "string",</text:span></text:p>
              <text:p text:style-name="P33"><text:span text:style-name="Source_20_Text"><text:s text:c="4"/>"country": "string",</text:span></text:p>
              <text:p text:style-name="P33"><text:span text:style-name="Source_20_Text"><text:s text:c="4"/>"postal_code": "string",</text:span></text:p>
              <text:p text:style-name="P33"><text:span text:style-name="Source_20_Text"><text:s text:c="4"/>"latitude": "decimal",</text:span></text:p>
              <text:p text:style-name="P33"><text:span text:style-name="Source_20_Text"><text:s text:c="4"/>"longitude": "decimal"</text:span></text:p>
              <text:p text:style-name="P33"><text:span text:style-name="Source_20_Text"><text:s text:c="2"/>},</text:span></text:p>
              <text:p text:style-name="P33"><text:span text:style-name="Source_20_Text"><text:s text:c="2"/>/* More addresses */</text:span></text:p>
              <text:p text:style-name="P34"><text:span text:style-name="Source_20_Text">]</text:span></text:p>
            </text:list-item>
          </text:list>
        </text:list-item>
      </text:list>
      <text:h text:style-name="Heading_20_4" text:outline-level="4">3.3 Update an Address</text:h>
      <text:list text:style-name="L11">
        <text:list-item>
          <text:p text:style-name="P103"><text:span text:style-name="Strong_20_Emphasis">URL</text:span>: <text:span text:style-name="Source_20_Text">/api/addresses/{address_id}</text:span></text:p>
        </text:list-item>
        <text:list-item>
          <text:p text:style-name="P103"><text:span text:style-name="Strong_20_Emphasis">Method</text:span>: <text:span text:style-name="Source_20_Text">PUT</text:span></text:p>
        </text:list-item>
        <text:list-item>
          <text:p text:style-name="P103"><text:span text:style-name="Strong_20_Emphasis">Auth Required</text:span>: Yes</text:p>
        </text:list-item>
        <text:list-item>
          <text:p text:style-name="P103"><text:span text:style-name="Strong_20_Emphasis">Request Body</text:span>:</text:p>
          <text:p text:style-name="P35">json</text:p>
          <text:p text:style-name="P35">Copy code</text:p>
          <text:p text:style-name="P36"><text:span text:style-name="Source_20_Text">{</text:span></text:p>
          <text:p text:style-name="P37"><text:span text:style-name="Source_20_Text"><text:s text:c="2"/>"street": "string",</text:span></text:p>
          <text:p text:style-name="P37"><text:span text:style-name="Source_20_Text"><text:s text:c="2"/>"city": "string",</text:span></text:p>
          <text:p text:style-name="P37"><text:span text:style-name="Source_20_Text"><text:s text:c="2"/>"state": "string",</text:span></text:p>
          <text:p text:style-name="P37"><text:span text:style-name="Source_20_Text"><text:s text:c="2"/>"country": "string",</text:span></text:p>
          <text:p text:style-name="P37"><text:span text:style-name="Source_20_Text"><text:s text:c="2"/>"postal_code": "string",</text:span></text:p>
          <text:p text:style-name="P37"><text:span text:style-name="Source_20_Text"><text:s text:c="2"/>"latitude": "decimal",</text:span></text:p>
          <text:p text:style-name="P37"><text:span text:style-name="Source_20_Text"><text:s text:c="2"/>"longitude": "decimal"</text:span></text:p>
          <text:p text:style-name="P38"><text:span text:style-name="Source_20_Text">}</text:span></text:p>
        </text:list-item>
        <text:list-item>
          <text:p text:style-name="P103"><text:span text:style-name="Strong_20_Emphasis">Response</text:span>:</text:p>
          <text:list>
            <text:list-item>
              <text:p text:style-name="P103"><text:span text:style-name="Strong_20_Emphasis">200 OK</text:span></text:p>
              <text:p text:style-name="P35">json</text:p>
              <text:p text:style-name="P35">Copy code</text:p>
              <text:p text:style-name="P36"><text:span text:style-name="Source_20_Text">{</text:span></text:p>
              <text:p text:style-name="P37"><text:span text:style-name="Source_20_Text"><text:s text:c="2"/>"id": "integer",</text:span></text:p>
              <text:p text:style-name="P37"><text:span text:style-name="Source_20_Text"><text:s text:c="2"/>"street": "string",</text:span></text:p>
              <text:p text:style-name="P37"><text:span text:style-name="Source_20_Text"><text:s text:c="2"/>"city": "string",</text:span></text:p>
              <text:p text:style-name="P37"><text:span text:style-name="Source_20_Text"><text:s text:c="2"/>"state": "string",</text:span></text:p>
              <text:p text:style-name="P37"><text:span text:style-name="Source_20_Text"><text:s text:c="2"/>"country": "string",</text:span></text:p>
              <text:p text:style-name="P37"><text:span text:style-name="Source_20_Text"><text:s text:c="2"/>"postal_code": "string",</text:span></text:p>
              <text:p text:style-name="P37"><text:span text:style-name="Source_20_Text"><text:s text:c="2"/>"latitude": "decimal",</text:span></text:p>
              <text:p text:style-name="P37"><text:span text:style-name="Source_20_Text"><text:s text:c="2"/>"longitude": "decimal",</text:span></text:p>
              <text:p text:style-name="P37"><text:span text:style-name="Source_20_Text"><text:s text:c="2"/>"updated_at": "timestamp"</text:span></text:p>
              <text:p text:style-name="P38"><text:span text:style-name="Source_20_Text">}</text:span></text:p>
            </text:list-item>
          </text:list>
        </text:list-item>
      </text:list>
      <text:h text:style-name="Heading_20_4" text:outline-level="4">3.4 Delete an Address</text:h>
      <text:list text:style-name="L12">
        <text:list-item>
          <text:p text:style-name="P104"><text:span text:style-name="Strong_20_Emphasis">URL</text:span>: <text:span text:style-name="Source_20_Text">/api/addresses/{address_id}</text:span></text:p>
        </text:list-item>
        <text:list-item>
          <text:p text:style-name="P104"><text:span text:style-name="Strong_20_Emphasis">Method</text:span>: <text:span text:style-name="Source_20_Text">DELETE</text:span></text:p>
        </text:list-item>
        <text:list-item>
          <text:p text:style-name="P104"><text:span text:style-name="Strong_20_Emphasis">Auth Required</text:span>: Yes</text:p>
        </text:list-item>
        <text:list-item>
          <text:p text:style-name="P104"><text:span text:style-name="Strong_20_Emphasis">Response</text:span>:</text:p>
          <text:list>
            <text:list-item>
              <text:p text:style-name="P104"><text:span text:style-name="Strong_20_Emphasis">204 No Content</text:span></text:p>
            </text:list-item>
          </text:list>
        </text:list-item>
      </text:list>
      <text:p text:style-name="Horizontal_20_Line"><text:soft-page-break/></text:p>
      <text:h text:style-name="Heading_20_3" text:outline-level="3">4. Categories</text:h>
      <text:h text:style-name="Heading_20_4" text:outline-level="4">4.1 Get Categories by Restaurant</text:h>
      <text:list text:style-name="L13">
        <text:list-item>
          <text:p text:style-name="P105"><text:span text:style-name="Strong_20_Emphasis">URL</text:span>: <text:span text:style-name="Source_20_Text">/api/restaurants/{restaurant_id}/categories</text:span></text:p>
        </text:list-item>
        <text:list-item>
          <text:p text:style-name="P105"><text:span text:style-name="Strong_20_Emphasis">Method</text:span>: <text:span text:style-name="Source_20_Text">GET</text:span></text:p>
        </text:list-item>
        <text:list-item>
          <text:p text:style-name="P105"><text:span text:style-name="Strong_20_Emphasis">Auth Required</text:span>: No</text:p>
        </text:list-item>
        <text:list-item>
          <text:p text:style-name="P105"><text:span text:style-name="Strong_20_Emphasis">Response</text:span>:</text:p>
          <text:list>
            <text:list-item>
              <text:p text:style-name="P105"><text:span text:style-name="Strong_20_Emphasis">200 OK</text:span></text:p>
              <text:p text:style-name="P39">json</text:p>
              <text:p text:style-name="P39">Copy code</text:p>
              <text:p text:style-name="P40"><text:span text:style-name="Source_20_Text">[</text:span></text:p>
              <text:p text:style-name="P41"><text:span text:style-name="Source_20_Text"><text:s text:c="2"/>{</text:span></text:p>
              <text:p text:style-name="P41"><text:span text:style-name="Source_20_Text"><text:s text:c="4"/>"id": "integer",</text:span></text:p>
              <text:p text:style-name="P41"><text:span text:style-name="Source_20_Text"><text:s text:c="4"/>"name": "string"</text:span></text:p>
              <text:p text:style-name="P41"><text:span text:style-name="Source_20_Text"><text:s text:c="2"/>},</text:span></text:p>
              <text:p text:style-name="P41"><text:span text:style-name="Source_20_Text"><text:s text:c="2"/>/* More categories */</text:span></text:p>
              <text:p text:style-name="P42"><text:span text:style-name="Source_20_Text">]</text:span></text:p>
            </text:list-item>
          </text:list>
        </text:list-item>
      </text:list>
      <text:p text:style-name="Horizontal_20_Line"/>
      <text:h text:style-name="Heading_20_3" text:outline-level="3">5. Menu Items</text:h>
      <text:h text:style-name="Heading_20_4" text:outline-level="4">5.1 Get Menu Items by Restaurant</text:h>
      <text:list text:style-name="L14">
        <text:list-item>
          <text:p text:style-name="P106"><text:span text:style-name="Strong_20_Emphasis">URL</text:span>: <text:span text:style-name="Source_20_Text">/api/restaurants/{restaurant_id}/menu_items</text:span></text:p>
        </text:list-item>
        <text:list-item>
          <text:p text:style-name="P106"><text:span text:style-name="Strong_20_Emphasis">Method</text:span>: <text:span text:style-name="Source_20_Text">GET</text:span></text:p>
        </text:list-item>
        <text:list-item>
          <text:p text:style-name="P106"><text:span text:style-name="Strong_20_Emphasis">Auth Required</text:span>: No</text:p>
        </text:list-item>
        <text:list-item>
          <text:p text:style-name="P106"><text:span text:style-name="Strong_20_Emphasis">Response</text:span>:</text:p>
          <text:list>
            <text:list-item>
              <text:p text:style-name="P106"><text:span text:style-name="Strong_20_Emphasis">200 OK</text:span></text:p>
              <text:p text:style-name="P43">json</text:p>
              <text:p text:style-name="P43">Copy code</text:p>
              <text:p text:style-name="P44"><text:span text:style-name="Source_20_Text">[</text:span></text:p>
              <text:p text:style-name="P45"><text:span text:style-name="Source_20_Text"><text:s text:c="2"/>{</text:span></text:p>
              <text:p text:style-name="P45"><text:span text:style-name="Source_20_Text"><text:s text:c="4"/>"id": "integer",</text:span></text:p>
              <text:p text:style-name="P45"><text:span text:style-name="Source_20_Text"><text:s text:c="4"/>"name": "string",</text:span></text:p>
              <text:p text:style-name="P45"><text:span text:style-name="Source_20_Text"><text:s text:c="4"/>"description": "string",</text:span></text:p>
              <text:p text:style-name="P45"><text:span text:style-name="Source_20_Text"><text:s text:c="4"/>"price": "decimal",</text:span></text:p>
              <text:p text:style-name="P45"><text:span text:style-name="Source_20_Text"><text:s text:c="4"/>"is_available": "boolean",</text:span></text:p>
              <text:p text:style-name="P45"><text:span text:style-name="Source_20_Text"><text:s text:c="4"/>"category": {</text:span></text:p>
              <text:p text:style-name="P45"><text:span text:style-name="Source_20_Text"><text:s text:c="6"/>"id": "integer",</text:span></text:p>
              <text:p text:style-name="P45"><text:span text:style-name="Source_20_Text"><text:s text:c="6"/>"name": "string"</text:span></text:p>
              <text:p text:style-name="P45"><text:span text:style-name="Source_20_Text"><text:s text:c="4"/>}</text:span></text:p>
              <text:p text:style-name="P45"><text:span text:style-name="Source_20_Text"><text:s text:c="2"/>},</text:span></text:p>
              <text:p text:style-name="P45"><text:span text:style-name="Source_20_Text"><text:s text:c="2"/>/* More menu items */</text:span></text:p>
              <text:p text:style-name="P46"><text:span text:style-name="Source_20_Text">]</text:span></text:p>
            </text:list-item>
          </text:list>
        </text:list-item>
      </text:list>
      <text:p text:style-name="Horizontal_20_Line"/>
      <text:h text:style-name="Heading_20_3" text:outline-level="3"><text:soft-page-break/>6. Orders</text:h>
      <text:h text:style-name="Heading_20_4" text:outline-level="4">6.1 Place a New Order</text:h>
      <text:list text:style-name="L15">
        <text:list-item>
          <text:p text:style-name="P107"><text:span text:style-name="Strong_20_Emphasis">URL</text:span>: <text:span text:style-name="Source_20_Text">/api/orders</text:span></text:p>
        </text:list-item>
        <text:list-item>
          <text:p text:style-name="P107"><text:span text:style-name="Strong_20_Emphasis">Method</text:span>: <text:span text:style-name="Source_20_Text">POST</text:span></text:p>
        </text:list-item>
        <text:list-item>
          <text:p text:style-name="P107"><text:span text:style-name="Strong_20_Emphasis">Auth Required</text:span>: Yes</text:p>
        </text:list-item>
        <text:list-item>
          <text:p text:style-name="P107"><text:span text:style-name="Strong_20_Emphasis">Request Body</text:span>:</text:p>
          <text:p text:style-name="P47">json</text:p>
          <text:p text:style-name="P47">Copy code</text:p>
          <text:p text:style-name="P48"><text:span text:style-name="Source_20_Text">{</text:span></text:p>
          <text:p text:style-name="P49"><text:span text:style-name="Source_20_Text"><text:s text:c="2"/>"restaurant_id": "integer",</text:span></text:p>
          <text:p text:style-name="P49"><text:span text:style-name="Source_20_Text"><text:s text:c="2"/>"delivery_address_id": "integer",</text:span></text:p>
          <text:p text:style-name="P49"><text:span text:style-name="Source_20_Text"><text:s text:c="2"/>"menu_items": [</text:span></text:p>
          <text:p text:style-name="P49"><text:span text:style-name="Source_20_Text"><text:s text:c="4"/>{</text:span></text:p>
          <text:p text:style-name="P49"><text:span text:style-name="Source_20_Text"><text:s text:c="6"/>"menu_item_id": "integer",</text:span></text:p>
          <text:p text:style-name="P49"><text:span text:style-name="Source_20_Text"><text:s text:c="6"/>"quantity": "integer"</text:span></text:p>
          <text:p text:style-name="P49"><text:span text:style-name="Source_20_Text"><text:s text:c="4"/>},</text:span></text:p>
          <text:p text:style-name="P49"><text:span text:style-name="Source_20_Text"><text:s text:c="4"/>/* More items */</text:span></text:p>
          <text:p text:style-name="P49"><text:span text:style-name="Source_20_Text"><text:s text:c="2"/>]</text:span></text:p>
          <text:p text:style-name="P50"><text:span text:style-name="Source_20_Text">}</text:span></text:p>
        </text:list-item>
        <text:list-item>
          <text:p text:style-name="P107"><text:span text:style-name="Strong_20_Emphasis">Response</text:span>:</text:p>
          <text:list>
            <text:list-item>
              <text:p text:style-name="P107"><text:span text:style-name="Strong_20_Emphasis">201 Created</text:span></text:p>
              <text:p text:style-name="P47">json</text:p>
              <text:p text:style-name="P47">Copy code</text:p>
              <text:p text:style-name="P48"><text:span text:style-name="Source_20_Text">{</text:span></text:p>
              <text:p text:style-name="P49"><text:span text:style-name="Source_20_Text"><text:s text:c="2"/>"id": "integer",</text:span></text:p>
              <text:p text:style-name="P49"><text:span text:style-name="Source_20_Text"><text:s text:c="2"/>"user_id": "integer",</text:span></text:p>
              <text:p text:style-name="P49"><text:span text:style-name="Source_20_Text"><text:s text:c="2"/>"restaurant_id": "integer",</text:span></text:p>
              <text:p text:style-name="P49"><text:span text:style-name="Source_20_Text"><text:s text:c="2"/>"delivery_address_id": "integer",</text:span></text:p>
              <text:p text:style-name="P49"><text:span text:style-name="Source_20_Text"><text:s text:c="2"/>"order_status": "string",</text:span></text:p>
              <text:p text:style-name="P49"><text:span text:style-name="Source_20_Text"><text:s text:c="2"/>"total_amount": "decimal",</text:span></text:p>
              <text:p text:style-name="P49"><text:span text:style-name="Source_20_Text"><text:s text:c="2"/>"payment_status": "string",</text:span></text:p>
              <text:p text:style-name="P49"><text:span text:style-name="Source_20_Text"><text:s text:c="2"/>"created_at": "timestamp",</text:span></text:p>
              <text:p text:style-name="P49"><text:span text:style-name="Source_20_Text"><text:s text:c="2"/>"order_items": [ /* Array of order items */ ]</text:span></text:p>
              <text:p text:style-name="P50"><text:span text:style-name="Source_20_Text">}</text:span></text:p>
            </text:list-item>
          </text:list>
        </text:list-item>
      </text:list>
      <text:h text:style-name="Heading_20_4" text:outline-level="4">6.2 Get User Orders</text:h>
      <text:list text:style-name="L16">
        <text:list-item>
          <text:p text:style-name="P108"><text:span text:style-name="Strong_20_Emphasis">URL</text:span>: <text:span text:style-name="Source_20_Text">/api/orders</text:span></text:p>
        </text:list-item>
        <text:list-item>
          <text:p text:style-name="P108"><text:span text:style-name="Strong_20_Emphasis">Method</text:span>: <text:span text:style-name="Source_20_Text">GET</text:span></text:p>
        </text:list-item>
        <text:list-item>
          <text:p text:style-name="P108"><text:span text:style-name="Strong_20_Emphasis">Auth Required</text:span>: Yes</text:p>
        </text:list-item>
        <text:list-item>
          <text:p text:style-name="P108"><text:span text:style-name="Strong_20_Emphasis">Response</text:span>:</text:p>
          <text:list>
            <text:list-item>
              <text:p text:style-name="P108"><text:span text:style-name="Strong_20_Emphasis">200 OK</text:span></text:p>
              <text:p text:style-name="P51">json</text:p>
              <text:p text:style-name="P51">Copy code</text:p>
              <text:p text:style-name="P52"><text:span text:style-name="Source_20_Text">[</text:span></text:p>
              <text:p text:style-name="P53"><text:span text:style-name="Source_20_Text"><text:s text:c="2"/>{</text:span></text:p>
              <text:p text:style-name="P53"><text:span text:style-name="Source_20_Text"><text:s text:c="4"/>"id": "integer",</text:span></text:p>
              <text:p text:style-name="P53"><text:soft-page-break/><text:span text:style-name="Source_20_Text"><text:s text:c="4"/>"restaurant": {</text:span></text:p>
              <text:p text:style-name="P53"><text:span text:style-name="Source_20_Text"><text:s text:c="6"/>"id": "integer",</text:span></text:p>
              <text:p text:style-name="P53"><text:span text:style-name="Source_20_Text"><text:s text:c="6"/>"name": "string"</text:span></text:p>
              <text:p text:style-name="P53"><text:span text:style-name="Source_20_Text"><text:s text:c="4"/>},</text:span></text:p>
              <text:p text:style-name="P53"><text:span text:style-name="Source_20_Text"><text:s text:c="4"/>"order_status": "string",</text:span></text:p>
              <text:p text:style-name="P53"><text:span text:style-name="Source_20_Text"><text:s text:c="4"/>"total_amount": "decimal",</text:span></text:p>
              <text:p text:style-name="P53"><text:span text:style-name="Source_20_Text"><text:s text:c="4"/>"created_at": "timestamp"</text:span></text:p>
              <text:p text:style-name="P53"><text:span text:style-name="Source_20_Text"><text:s text:c="2"/>},</text:span></text:p>
              <text:p text:style-name="P53"><text:span text:style-name="Source_20_Text"><text:s text:c="2"/>/* More orders */</text:span></text:p>
              <text:p text:style-name="P54"><text:span text:style-name="Source_20_Text">]</text:span></text:p>
            </text:list-item>
          </text:list>
        </text:list-item>
      </text:list>
      <text:h text:style-name="Heading_20_4" text:outline-level="4">6.3 Get Order Details</text:h>
      <text:list text:style-name="L17">
        <text:list-item>
          <text:p text:style-name="P109"><text:span text:style-name="Strong_20_Emphasis">URL</text:span>: <text:span text:style-name="Source_20_Text">/api/orders/{order_id}</text:span></text:p>
        </text:list-item>
        <text:list-item>
          <text:p text:style-name="P109"><text:span text:style-name="Strong_20_Emphasis">Method</text:span>: <text:span text:style-name="Source_20_Text">GET</text:span></text:p>
        </text:list-item>
        <text:list-item>
          <text:p text:style-name="P109"><text:span text:style-name="Strong_20_Emphasis">Auth Required</text:span>: Yes</text:p>
        </text:list-item>
        <text:list-item>
          <text:p text:style-name="P109"><text:span text:style-name="Strong_20_Emphasis">Response</text:span>:</text:p>
          <text:list>
            <text:list-item>
              <text:p text:style-name="P109"><text:span text:style-name="Strong_20_Emphasis">200 OK</text:span></text:p>
              <text:p text:style-name="P55">json</text:p>
              <text:p text:style-name="P55">Copy code</text:p>
              <text:p text:style-name="P56"><text:span text:style-name="Source_20_Text">{</text:span></text:p>
              <text:p text:style-name="P57"><text:span text:style-name="Source_20_Text"><text:s text:c="2"/>"id": "integer",</text:span></text:p>
              <text:p text:style-name="P57"><text:span text:style-name="Source_20_Text"><text:s text:c="2"/>"restaurant": {</text:span></text:p>
              <text:p text:style-name="P57"><text:span text:style-name="Source_20_Text"><text:s text:c="4"/>"id": "integer",</text:span></text:p>
              <text:p text:style-name="P57"><text:span text:style-name="Source_20_Text"><text:s text:c="4"/>"name": "string"</text:span></text:p>
              <text:p text:style-name="P57"><text:span text:style-name="Source_20_Text"><text:s text:c="2"/>},</text:span></text:p>
              <text:p text:style-name="P57"><text:span text:style-name="Source_20_Text"><text:s text:c="2"/>"delivery_address": { /* Address object */ },</text:span></text:p>
              <text:p text:style-name="P57"><text:span text:style-name="Source_20_Text"><text:s text:c="2"/>"order_status": "string",</text:span></text:p>
              <text:p text:style-name="P57"><text:span text:style-name="Source_20_Text"><text:s text:c="2"/>"total_amount": "decimal",</text:span></text:p>
              <text:p text:style-name="P57"><text:span text:style-name="Source_20_Text"><text:s text:c="2"/>"payment_status": "string",</text:span></text:p>
              <text:p text:style-name="P57"><text:span text:style-name="Source_20_Text"><text:s text:c="2"/>"created_at": "timestamp",</text:span></text:p>
              <text:p text:style-name="P57"><text:span text:style-name="Source_20_Text"><text:s text:c="2"/>"order_items": [</text:span></text:p>
              <text:p text:style-name="P57"><text:span text:style-name="Source_20_Text"><text:s text:c="4"/>{</text:span></text:p>
              <text:p text:style-name="P57"><text:span text:style-name="Source_20_Text"><text:s text:c="6"/>"menu_item": {</text:span></text:p>
              <text:p text:style-name="P57"><text:span text:style-name="Source_20_Text"><text:s text:c="8"/>"id": "integer",</text:span></text:p>
              <text:p text:style-name="P57"><text:span text:style-name="Source_20_Text"><text:s text:c="8"/>"name": "string"</text:span></text:p>
              <text:p text:style-name="P57"><text:span text:style-name="Source_20_Text"><text:s text:c="6"/>},</text:span></text:p>
              <text:p text:style-name="P57"><text:span text:style-name="Source_20_Text"><text:s text:c="6"/>"quantity": "integer",</text:span></text:p>
              <text:p text:style-name="P57"><text:span text:style-name="Source_20_Text"><text:s text:c="6"/>"unit_price": "decimal",</text:span></text:p>
              <text:p text:style-name="P57"><text:span text:style-name="Source_20_Text"><text:s text:c="6"/>"total_price": "decimal"</text:span></text:p>
              <text:p text:style-name="P57"><text:span text:style-name="Source_20_Text"><text:s text:c="4"/>},</text:span></text:p>
              <text:p text:style-name="P57"><text:span text:style-name="Source_20_Text"><text:s text:c="4"/>/* More items */</text:span></text:p>
              <text:p text:style-name="P57"><text:span text:style-name="Source_20_Text"><text:s text:c="2"/>],</text:span></text:p>
              <text:p text:style-name="P57"><text:span text:style-name="Source_20_Text"><text:s text:c="2"/>"delivery_assignment": { /* Delivery assignment object */ }</text:span></text:p>
              <text:p text:style-name="P58"><text:span text:style-name="Source_20_Text">}</text:span></text:p>
            </text:list-item>
          </text:list>
        </text:list-item>
      </text:list>
      <text:h text:style-name="Heading_20_4" text:outline-level="4">6.4 Cancel an Order</text:h>
      <text:list text:style-name="L18">
        <text:list-item>
          <text:p text:style-name="P110"><text:span text:style-name="Strong_20_Emphasis">URL</text:span>: <text:span text:style-name="Source_20_Text">/api/orders/{order_id}</text:span></text:p>
        </text:list-item>
        <text:list-item>
          <text:p text:style-name="P110"><text:span text:style-name="Strong_20_Emphasis">Method</text:span>: <text:span text:style-name="Source_20_Text">DELETE</text:span></text:p>
        </text:list-item>
        <text:list-item>
          <text:p text:style-name="P110"><text:span text:style-name="Strong_20_Emphasis">Auth Required</text:span>: Yes</text:p>
        </text:list-item>
        <text:list-item>
          <text:p text:style-name="P110"><text:span text:style-name="Strong_20_Emphasis">Response</text:span>:</text:p>
          <text:list>
            <text:list-item>
              <text:p text:style-name="P110"><text:soft-page-break/><text:span text:style-name="Strong_20_Emphasis">200 OK</text:span></text:p>
              <text:p text:style-name="P59">json</text:p>
              <text:p text:style-name="P59">Copy code</text:p>
              <text:p text:style-name="P60"><text:span text:style-name="Source_20_Text">{</text:span></text:p>
              <text:p text:style-name="P61"><text:span text:style-name="Source_20_Text"><text:s text:c="2"/>"message": "Order canceled successfully."</text:span></text:p>
              <text:p text:style-name="P62"><text:span text:style-name="Source_20_Text">}</text:span></text:p>
            </text:list-item>
          </text:list>
        </text:list-item>
      </text:list>
      <text:p text:style-name="Horizontal_20_Line"/>
      <text:h text:style-name="Heading_20_3" text:outline-level="3">7. Order Items</text:h>
      <text:p text:style-name="Text_20_body"><text:span text:style-name="Emphasis">Note: Order items are typically managed through the Orders endpoint when placing or viewing orders.</text:span></text:p>
      <text:p text:style-name="Horizontal_20_Line"/>
      <text:h text:style-name="Heading_20_3" text:outline-level="3">8. Payments</text:h>
      <text:h text:style-name="Heading_20_4" text:outline-level="4">8.1 Make a Payment</text:h>
      <text:list text:style-name="L19">
        <text:list-item>
          <text:p text:style-name="P111"><text:span text:style-name="Strong_20_Emphasis">URL</text:span>: <text:span text:style-name="Source_20_Text">/api/payments</text:span></text:p>
        </text:list-item>
        <text:list-item>
          <text:p text:style-name="P111"><text:span text:style-name="Strong_20_Emphasis">Method</text:span>: <text:span text:style-name="Source_20_Text">POST</text:span></text:p>
        </text:list-item>
        <text:list-item>
          <text:p text:style-name="P111"><text:span text:style-name="Strong_20_Emphasis">Auth Required</text:span>: Yes</text:p>
        </text:list-item>
        <text:list-item>
          <text:p text:style-name="P111"><text:span text:style-name="Strong_20_Emphasis">Request Body</text:span>:</text:p>
          <text:p text:style-name="P63">json</text:p>
          <text:p text:style-name="P63">Copy code</text:p>
          <text:p text:style-name="P64"><text:span text:style-name="Source_20_Text">{</text:span></text:p>
          <text:p text:style-name="P65"><text:span text:style-name="Source_20_Text"><text:s text:c="2"/>"order_id": "integer",</text:span></text:p>
          <text:p text:style-name="P65"><text:span text:style-name="Source_20_Text"><text:s text:c="2"/>"payment_method": "string", // e.g., "Credit Card"</text:span></text:p>
          <text:p text:style-name="P65"><text:span text:style-name="Source_20_Text"><text:s text:c="2"/>"transaction_id": "string" // Optional, depending on payment gateway</text:span></text:p>
          <text:p text:style-name="P66"><text:span text:style-name="Source_20_Text">}</text:span></text:p>
        </text:list-item>
        <text:list-item>
          <text:p text:style-name="P111"><text:span text:style-name="Strong_20_Emphasis">Response</text:span>:</text:p>
          <text:list>
            <text:list-item>
              <text:p text:style-name="P111"><text:span text:style-name="Strong_20_Emphasis">201 Created</text:span></text:p>
              <text:p text:style-name="P63">json</text:p>
              <text:p text:style-name="P63">Copy code</text:p>
              <text:p text:style-name="P64"><text:span text:style-name="Source_20_Text">{</text:span></text:p>
              <text:p text:style-name="P65"><text:span text:style-name="Source_20_Text"><text:s text:c="2"/>"id": "integer",</text:span></text:p>
              <text:p text:style-name="P65"><text:span text:style-name="Source_20_Text"><text:s text:c="2"/>"order_id": "integer",</text:span></text:p>
              <text:p text:style-name="P65"><text:span text:style-name="Source_20_Text"><text:s text:c="2"/>"user_id": "integer",</text:span></text:p>
              <text:p text:style-name="P65"><text:span text:style-name="Source_20_Text"><text:s text:c="2"/>"amount": "decimal",</text:span></text:p>
              <text:p text:style-name="P65"><text:span text:style-name="Source_20_Text"><text:s text:c="2"/>"payment_method": "string",</text:span></text:p>
              <text:p text:style-name="P65"><text:span text:style-name="Source_20_Text"><text:s text:c="2"/>"payment_status": "string",</text:span></text:p>
              <text:p text:style-name="P65"><text:span text:style-name="Source_20_Text"><text:s text:c="2"/>"transaction_id": "string",</text:span></text:p>
              <text:p text:style-name="P65"><text:span text:style-name="Source_20_Text"><text:s text:c="2"/>"created_at": "timestamp"</text:span></text:p>
              <text:p text:style-name="P66"><text:span text:style-name="Source_20_Text">}</text:span></text:p>
            </text:list-item>
          </text:list>
        </text:list-item>
      </text:list>
      <text:h text:style-name="Heading_20_4" text:outline-level="4">8.2 Get Payment Details</text:h>
      <text:list text:style-name="L20">
        <text:list-item>
          <text:p text:style-name="P112"><text:span text:style-name="Strong_20_Emphasis">URL</text:span>: <text:span text:style-name="Source_20_Text">/api/payments/{payment_id}</text:span></text:p>
        </text:list-item>
        <text:list-item>
          <text:p text:style-name="P112"><text:span text:style-name="Strong_20_Emphasis">Method</text:span>: <text:span text:style-name="Source_20_Text">GET</text:span></text:p>
        </text:list-item>
        <text:list-item>
          <text:p text:style-name="P112"><text:soft-page-break/><text:span text:style-name="Strong_20_Emphasis">Auth Required</text:span>: Yes</text:p>
        </text:list-item>
        <text:list-item>
          <text:p text:style-name="P112"><text:span text:style-name="Strong_20_Emphasis">Response</text:span>:</text:p>
          <text:list>
            <text:list-item>
              <text:p text:style-name="P112"><text:span text:style-name="Strong_20_Emphasis">200 OK</text:span></text:p>
              <text:p text:style-name="P67">json</text:p>
              <text:p text:style-name="P67">Copy code</text:p>
              <text:p text:style-name="P68"><text:span text:style-name="Source_20_Text">{</text:span></text:p>
              <text:p text:style-name="P69"><text:span text:style-name="Source_20_Text"><text:s text:c="2"/>"id": "integer",</text:span></text:p>
              <text:p text:style-name="P69"><text:span text:style-name="Source_20_Text"><text:s text:c="2"/>"order_id": "integer",</text:span></text:p>
              <text:p text:style-name="P69"><text:span text:style-name="Source_20_Text"><text:s text:c="2"/>"amount": "decimal",</text:span></text:p>
              <text:p text:style-name="P69"><text:span text:style-name="Source_20_Text"><text:s text:c="2"/>"payment_method": "string",</text:span></text:p>
              <text:p text:style-name="P69"><text:span text:style-name="Source_20_Text"><text:s text:c="2"/>"payment_status": "string",</text:span></text:p>
              <text:p text:style-name="P69"><text:span text:style-name="Source_20_Text"><text:s text:c="2"/>"transaction_id": "string",</text:span></text:p>
              <text:p text:style-name="P69"><text:span text:style-name="Source_20_Text"><text:s text:c="2"/>"created_at": "timestamp"</text:span></text:p>
              <text:p text:style-name="P70"><text:span text:style-name="Source_20_Text">}</text:span></text:p>
            </text:list-item>
          </text:list>
        </text:list-item>
      </text:list>
      <text:p text:style-name="Horizontal_20_Line"/>
      <text:h text:style-name="Heading_20_3" text:outline-level="3">9. Delivery Personnel</text:h>
      <text:p text:style-name="Text_20_body"><text:span text:style-name="Emphasis">Note: Endpoints for delivery personnel are typically restricted to admin users or the personnel themselves.</text:span></text:p>
      <text:h text:style-name="Heading_20_4" text:outline-level="4">9.1 Get Assigned Deliveries</text:h>
      <text:list text:style-name="L21">
        <text:list-item>
          <text:p text:style-name="P113"><text:span text:style-name="Strong_20_Emphasis">URL</text:span>: <text:span text:style-name="Source_20_Text">/api/delivery_personnel/assignments</text:span></text:p>
        </text:list-item>
        <text:list-item>
          <text:p text:style-name="P113"><text:span text:style-name="Strong_20_Emphasis">Method</text:span>: <text:span text:style-name="Source_20_Text">GET</text:span></text:p>
        </text:list-item>
        <text:list-item>
          <text:p text:style-name="P113"><text:span text:style-name="Strong_20_Emphasis">Auth Required</text:span>: Yes (Delivery Personnel)</text:p>
        </text:list-item>
        <text:list-item>
          <text:p text:style-name="P113"><text:span text:style-name="Strong_20_Emphasis">Response</text:span>:</text:p>
          <text:list>
            <text:list-item>
              <text:p text:style-name="P113"><text:span text:style-name="Strong_20_Emphasis">200 OK</text:span></text:p>
              <text:p text:style-name="P71">json</text:p>
              <text:p text:style-name="P71">Copy code</text:p>
              <text:p text:style-name="P72"><text:span text:style-name="Source_20_Text">[</text:span></text:p>
              <text:p text:style-name="P73"><text:span text:style-name="Source_20_Text"><text:s text:c="2"/>{</text:span></text:p>
              <text:p text:style-name="P73"><text:span text:style-name="Source_20_Text"><text:s text:c="4"/>"order_id": "integer",</text:span></text:p>
              <text:p text:style-name="P73"><text:span text:style-name="Source_20_Text"><text:s text:c="4"/>"assignment_status": "string",</text:span></text:p>
              <text:p text:style-name="P73"><text:span text:style-name="Source_20_Text"><text:s text:c="4"/>"assigned_at": "timestamp",</text:span></text:p>
              <text:p text:style-name="P73"><text:span text:style-name="Source_20_Text"><text:s text:c="4"/>"order_details": { /* Order object */ }</text:span></text:p>
              <text:p text:style-name="P73"><text:span text:style-name="Source_20_Text"><text:s text:c="2"/>},</text:span></text:p>
              <text:p text:style-name="P73"><text:span text:style-name="Source_20_Text"><text:s text:c="2"/>/* More assignments */</text:span></text:p>
              <text:p text:style-name="P74"><text:span text:style-name="Source_20_Text">]</text:span></text:p>
            </text:list-item>
          </text:list>
        </text:list-item>
      </text:list>
      <text:p text:style-name="Horizontal_20_Line"/>
      <text:h text:style-name="Heading_20_3" text:outline-level="3">10. Delivery Assignments</text:h>
      <text:p text:style-name="Text_20_body"><text:span text:style-name="Emphasis">Note: Typically managed internally or through admin interfaces.</text:span></text:p>
      <text:h text:style-name="Heading_20_4" text:outline-level="4">10.1 Update Delivery Assignment Status</text:h>
      <text:list text:style-name="L22">
        <text:list-item>
          <text:p text:style-name="P114"><text:span text:style-name="Strong_20_Emphasis">URL</text:span>: <text:span text:style-name="Source_20_Text">/api/delivery_assignments/{assignment_id}</text:span></text:p>
        </text:list-item>
        <text:list-item>
          <text:p text:style-name="P114"><text:span text:style-name="Strong_20_Emphasis">Method</text:span>: <text:span text:style-name="Source_20_Text">PUT</text:span></text:p>
        </text:list-item>
        <text:list-item>
          <text:p text:style-name="P114"><text:soft-page-break/><text:span text:style-name="Strong_20_Emphasis">Auth Required</text:span>: Yes (Delivery Personnel)</text:p>
        </text:list-item>
        <text:list-item>
          <text:p text:style-name="P114"><text:span text:style-name="Strong_20_Emphasis">Request Body</text:span>:</text:p>
          <text:p text:style-name="P75">json</text:p>
          <text:p text:style-name="P75">Copy code</text:p>
          <text:p text:style-name="P76"><text:span text:style-name="Source_20_Text">{</text:span></text:p>
          <text:p text:style-name="P77"><text:span text:style-name="Source_20_Text"><text:s text:c="2"/>"assignment_status": "string" // e.g., "In Transit", "Delivered"</text:span></text:p>
          <text:p text:style-name="P78"><text:span text:style-name="Source_20_Text">}</text:span></text:p>
        </text:list-item>
        <text:list-item>
          <text:p text:style-name="P114"><text:span text:style-name="Strong_20_Emphasis">Response</text:span>:</text:p>
          <text:list>
            <text:list-item>
              <text:p text:style-name="P114"><text:span text:style-name="Strong_20_Emphasis">200 OK</text:span></text:p>
              <text:p text:style-name="P75">json</text:p>
              <text:p text:style-name="P75">Copy code</text:p>
              <text:p text:style-name="P76"><text:span text:style-name="Source_20_Text">{</text:span></text:p>
              <text:p text:style-name="P77"><text:span text:style-name="Source_20_Text"><text:s text:c="2"/>"id": "integer",</text:span></text:p>
              <text:p text:style-name="P77"><text:span text:style-name="Source_20_Text"><text:s text:c="2"/>"order_id": "integer",</text:span></text:p>
              <text:p text:style-name="P77"><text:span text:style-name="Source_20_Text"><text:s text:c="2"/>"delivery_personnel_id": "integer",</text:span></text:p>
              <text:p text:style-name="P77"><text:span text:style-name="Source_20_Text"><text:s text:c="2"/>"assignment_status": "string",</text:span></text:p>
              <text:p text:style-name="P77"><text:span text:style-name="Source_20_Text"><text:s text:c="2"/>"updated_at": "timestamp"</text:span></text:p>
              <text:p text:style-name="P78"><text:span text:style-name="Source_20_Text">}</text:span></text:p>
            </text:list-item>
          </text:list>
        </text:list-item>
      </text:list>
      <text:p text:style-name="Horizontal_20_Line"/>
      <text:h text:style-name="Heading_20_3" text:outline-level="3">11. Reviews</text:h>
      <text:h text:style-name="Heading_20_4" text:outline-level="4">11.1 Submit a Review</text:h>
      <text:list text:style-name="L23">
        <text:list-item>
          <text:p text:style-name="P115"><text:span text:style-name="Strong_20_Emphasis">URL</text:span>: <text:span text:style-name="Source_20_Text">/api/reviews</text:span></text:p>
        </text:list-item>
        <text:list-item>
          <text:p text:style-name="P115"><text:span text:style-name="Strong_20_Emphasis">Method</text:span>: <text:span text:style-name="Source_20_Text">POST</text:span></text:p>
        </text:list-item>
        <text:list-item>
          <text:p text:style-name="P115"><text:span text:style-name="Strong_20_Emphasis">Auth Required</text:span>: Yes</text:p>
        </text:list-item>
        <text:list-item>
          <text:p text:style-name="P115"><text:span text:style-name="Strong_20_Emphasis">Request Body</text:span>:</text:p>
          <text:p text:style-name="P79">json</text:p>
          <text:p text:style-name="P79">Copy code</text:p>
          <text:p text:style-name="P80"><text:span text:style-name="Source_20_Text">{</text:span></text:p>
          <text:p text:style-name="P81"><text:span text:style-name="Source_20_Text"><text:s text:c="2"/>"restaurant_id": "integer",</text:span></text:p>
          <text:p text:style-name="P81"><text:span text:style-name="Source_20_Text"><text:s text:c="2"/>"order_id": "integer",</text:span></text:p>
          <text:p text:style-name="P81"><text:span text:style-name="Source_20_Text"><text:s text:c="2"/>"rating": "integer", // 1 to 5</text:span></text:p>
          <text:p text:style-name="P81"><text:span text:style-name="Source_20_Text"><text:s text:c="2"/>"comments": "string"</text:span></text:p>
          <text:p text:style-name="P82"><text:span text:style-name="Source_20_Text">}</text:span></text:p>
        </text:list-item>
        <text:list-item>
          <text:p text:style-name="P115"><text:span text:style-name="Strong_20_Emphasis">Response</text:span>:</text:p>
          <text:list>
            <text:list-item>
              <text:p text:style-name="P115"><text:span text:style-name="Strong_20_Emphasis">201 Created</text:span></text:p>
              <text:p text:style-name="P79">json</text:p>
              <text:p text:style-name="P79">Copy code</text:p>
              <text:p text:style-name="P80"><text:span text:style-name="Source_20_Text">{</text:span></text:p>
              <text:p text:style-name="P81"><text:span text:style-name="Source_20_Text"><text:s text:c="2"/>"id": "integer",</text:span></text:p>
              <text:p text:style-name="P81"><text:span text:style-name="Source_20_Text"><text:s text:c="2"/>"user_id": "integer",</text:span></text:p>
              <text:p text:style-name="P81"><text:span text:style-name="Source_20_Text"><text:s text:c="2"/>"restaurant_id": "integer",</text:span></text:p>
              <text:p text:style-name="P81"><text:span text:style-name="Source_20_Text"><text:s text:c="2"/>"order_id": "integer",</text:span></text:p>
              <text:p text:style-name="P81"><text:span text:style-name="Source_20_Text"><text:s text:c="2"/>"rating": "integer",</text:span></text:p>
              <text:p text:style-name="P81"><text:span text:style-name="Source_20_Text"><text:s text:c="2"/>"comments": "string",</text:span></text:p>
              <text:p text:style-name="P81"><text:span text:style-name="Source_20_Text"><text:s text:c="2"/>"created_at": "timestamp"</text:span></text:p>
              <text:p text:style-name="P82"><text:soft-page-break/><text:span text:style-name="Source_20_Text">}</text:span></text:p>
            </text:list-item>
          </text:list>
        </text:list-item>
      </text:list>
      <text:h text:style-name="Heading_20_4" text:outline-level="4">11.2 Get Reviews for a Restaurant</text:h>
      <text:list text:style-name="L24">
        <text:list-item>
          <text:p text:style-name="P116"><text:span text:style-name="Strong_20_Emphasis">URL</text:span>: <text:span text:style-name="Source_20_Text">/api/restaurants/{restaurant_id}/reviews</text:span></text:p>
        </text:list-item>
        <text:list-item>
          <text:p text:style-name="P116"><text:span text:style-name="Strong_20_Emphasis">Method</text:span>: <text:span text:style-name="Source_20_Text">GET</text:span></text:p>
        </text:list-item>
        <text:list-item>
          <text:p text:style-name="P116"><text:span text:style-name="Strong_20_Emphasis">Auth Required</text:span>: No</text:p>
        </text:list-item>
        <text:list-item>
          <text:p text:style-name="P116"><text:span text:style-name="Strong_20_Emphasis">Response</text:span>:</text:p>
          <text:list>
            <text:list-item>
              <text:p text:style-name="P116"><text:span text:style-name="Strong_20_Emphasis">200 OK</text:span></text:p>
              <text:p text:style-name="P83">json</text:p>
              <text:p text:style-name="P83">Copy code</text:p>
              <text:p text:style-name="P84"><text:span text:style-name="Source_20_Text">[</text:span></text:p>
              <text:p text:style-name="P85"><text:span text:style-name="Source_20_Text"><text:s text:c="2"/>{</text:span></text:p>
              <text:p text:style-name="P85"><text:span text:style-name="Source_20_Text"><text:s text:c="4"/>"id": "integer",</text:span></text:p>
              <text:p text:style-name="P85"><text:span text:style-name="Source_20_Text"><text:s text:c="4"/>"user": {</text:span></text:p>
              <text:p text:style-name="P85"><text:span text:style-name="Source_20_Text"><text:s text:c="6"/>"id": "integer",</text:span></text:p>
              <text:p text:style-name="P85"><text:span text:style-name="Source_20_Text"><text:s text:c="6"/>"name": "string"</text:span></text:p>
              <text:p text:style-name="P85"><text:span text:style-name="Source_20_Text"><text:s text:c="4"/>},</text:span></text:p>
              <text:p text:style-name="P85"><text:span text:style-name="Source_20_Text"><text:s text:c="4"/>"rating": "integer",</text:span></text:p>
              <text:p text:style-name="P85"><text:span text:style-name="Source_20_Text"><text:s text:c="4"/>"comments": "string",</text:span></text:p>
              <text:p text:style-name="P85"><text:span text:style-name="Source_20_Text"><text:s text:c="4"/>"created_at": "timestamp"</text:span></text:p>
              <text:p text:style-name="P85"><text:span text:style-name="Source_20_Text"><text:s text:c="2"/>},</text:span></text:p>
              <text:p text:style-name="P85"><text:span text:style-name="Source_20_Text"><text:s text:c="2"/>/* More reviews */</text:span></text:p>
              <text:p text:style-name="P86"><text:span text:style-name="Source_20_Text">]</text:span></text:p>
            </text:list-item>
          </text:list>
        </text:list-item>
      </text:list>
      <text:p text:style-name="Horizontal_20_Line"/>
      <text:h text:style-name="Heading_20_2" text:outline-level="2">Error Handling</text:h>
      <text:list text:style-name="L25">
        <text:list-item>
          <text:p text:style-name="P117"><text:span text:style-name="Strong_20_Emphasis">Standard Error Response</text:span>:</text:p>
          <text:p text:style-name="P87">json</text:p>
          <text:p text:style-name="P87">Copy code</text:p>
          <text:p text:style-name="P88"><text:span text:style-name="Source_20_Text">{</text:span></text:p>
          <text:p text:style-name="P89"><text:span text:style-name="Source_20_Text"><text:s text:c="2"/>"error": {</text:span></text:p>
          <text:p text:style-name="P89"><text:span text:style-name="Source_20_Text"><text:s text:c="4"/>"code": "string",</text:span></text:p>
          <text:p text:style-name="P89"><text:span text:style-name="Source_20_Text"><text:s text:c="4"/>"message": "string",</text:span></text:p>
          <text:p text:style-name="P89"><text:span text:style-name="Source_20_Text"><text:s text:c="4"/>"details": "string" // Optional</text:span></text:p>
          <text:p text:style-name="P89"><text:span text:style-name="Source_20_Text"><text:s text:c="2"/>}</text:span></text:p>
          <text:p text:style-name="P90"><text:span text:style-name="Source_20_Text">}</text:span></text:p>
        </text:list-item>
        <text:list-item>
          <text:p text:style-name="P117"><text:span text:style-name="Strong_20_Emphasis">Common Error Codes</text:span>:</text:p>
          <text:list>
            <text:list-item>
              <text:p text:style-name="P118"><text:span text:style-name="Source_20_Text">INVALID_REQUEST</text:span>: The request parameters are invalid.</text:p>
            </text:list-item>
            <text:list-item>
              <text:p text:style-name="P118"><text:span text:style-name="Source_20_Text">UNAUTHORIZED</text:span>: Authentication failed or missing.</text:p>
            </text:list-item>
            <text:list-item>
              <text:p text:style-name="P118"><text:span text:style-name="Source_20_Text">FORBIDDEN</text:span>: Access denied.</text:p>
            </text:list-item>
            <text:list-item>
              <text:p text:style-name="P118"><text:span text:style-name="Source_20_Text">NOT_FOUND</text:span>: Resource not found.</text:p>
            </text:list-item>
            <text:list-item>
              <text:p text:style-name="P117"><text:span text:style-name="Source_20_Text">INTERNAL_ERROR</text:span>: Server encountered an error.</text:p>
            </text:list-item>
          </text:list>
        </text:list-item>
      </text:list>
      <text:p text:style-name="Horizontal_20_Line"/>
      <text:h text:style-name="Heading_20_2" text:outline-level="2"><text:soft-page-break/>Status Codes</text:h>
      <text:list text:style-name="L26">
        <text:list-item>
          <text:p text:style-name="P120"><text:span text:style-name="Strong_20_Emphasis">200 OK</text:span>: The request was successful.</text:p>
        </text:list-item>
        <text:list-item>
          <text:p text:style-name="P120"><text:span text:style-name="Strong_20_Emphasis">201 Created</text:span>: A new resource has been created.</text:p>
        </text:list-item>
        <text:list-item>
          <text:p text:style-name="P120"><text:span text:style-name="Strong_20_Emphasis">204 No Content</text:span>: The request was successful but there's no content to return.</text:p>
        </text:list-item>
        <text:list-item>
          <text:p text:style-name="P120"><text:span text:style-name="Strong_20_Emphasis">400 Bad Request</text:span>: The request could not be understood due to invalid syntax.</text:p>
        </text:list-item>
        <text:list-item>
          <text:p text:style-name="P120"><text:span text:style-name="Strong_20_Emphasis">401 Unauthorized</text:span>: Authentication is required and has failed or has not been provided.</text:p>
        </text:list-item>
        <text:list-item>
          <text:p text:style-name="P120"><text:span text:style-name="Strong_20_Emphasis">403 Forbidden</text:span>: The request was valid, but the server is refusing action.</text:p>
        </text:list-item>
        <text:list-item>
          <text:p text:style-name="P120"><text:span text:style-name="Strong_20_Emphasis">404 Not Found</text:span>: The requested resource could not be found.</text:p>
        </text:list-item>
        <text:list-item>
          <text:p text:style-name="P119"><text:span text:style-name="Strong_20_Emphasis">500 Internal Server Error</text:span>: An unexpected error occurred on the server.</text:p>
        </text:list-item>
      </text:list>
      <text:p text:style-name="Horizontal_20_Line"/>
      <text:h text:style-name="Heading_20_2" text:outline-level="2">Conclusion</text:h>
      <text:p text:style-name="Text_20_body">This API documentation provides the necessary information to interact with the food delivery app's backend services. Developers can use this guide to implement client applications, integrate with the platform, or extend functionality.</text:p>
      <text:p text:style-name="Horizontal_20_Line"/>
      <text:h text:style-name="Heading_20_2" text:outline-level="2">Additional Notes</text:h>
      <text:list text:style-name="L27">
        <text:list-item>
          <text:p text:style-name="P121"><text:span text:style-name="Strong_20_Emphasis">Data Formats</text:span>:</text:p>
          <text:list>
            <text:list-item>
              <text:p text:style-name="P122">Dates and timestamps should be in ISO 8601 format.</text:p>
            </text:list-item>
            <text:list-item>
              <text:p text:style-name="P122">Decimal numbers should use string representations to avoid precision loss.</text:p>
            </text:list-item>
          </text:list>
        </text:list-item>
        <text:list-item>
          <text:p text:style-name="P121"><text:span text:style-name="Strong_20_Emphasis">Pagination</text:span>:</text:p>
          <text:list>
            <text:list-item>
              <text:p text:style-name="P122">For endpoints returning lists, consider implementing pagination using query parameters like <text:span text:style-name="Source_20_Text">?page=1&amp;limit=20</text:span>.</text:p>
            </text:list-item>
          </text:list>
        </text:list-item>
        <text:list-item>
          <text:p text:style-name="P121"><text:span text:style-name="Strong_20_Emphasis">Filtering and Sorting</text:span>:</text:p>
          <text:list>
            <text:list-item>
              <text:p text:style-name="P122">Endpoints can support query parameters for filtering (e.g., <text:span text:style-name="Source_20_Text">?status=Delivered</text:span>) and sorting (e.g., <text:span text:style-name="Source_20_Text">?sort=created_at&amp;order=desc</text:span>).</text:p>
            </text:list-item>
          </text:list>
        </text:list-item>
        <text:list-item>
          <text:p text:style-name="P121"><text:span text:style-name="Strong_20_Emphasis">Versioning</text:span>:</text:p>
          <text:list>
            <text:list-item>
              <text:p text:style-name="P122">Prefix endpoints with <text:span text:style-name="Source_20_Text">/v1/</text:span> to support future API versions.</text:p>
            </text:list-item>
          </text:list>
        </text:list-item>
        <text:list-item>
          <text:p text:style-name="P121"><text:span text:style-name="Strong_20_Emphasis">Rate Limiting</text:span>:</text:p>
          <text:list>
            <text:list-item>
              <text:p text:style-name="P121">Implement rate limiting to prevent abuse. Inform clients of limits via response headers.</text:p>
            </text:list-item>
          </text:list>
        </text:list-item>
      </text:list>
      <text:p text:style-name="Horizontal_20_Line"/>
      <text:h text:style-name="Heading_20_2" text:outline-level="2">Example Workflow</text:h>
      <text:list text:style-name="L28">
        <text:list-item>
          <text:p text:style-name="P123"><text:span text:style-name="Strong_20_Emphasis">User Registration and Authentication</text:span>:</text:p>
          <text:list>
            <text:list-item>
              <text:p text:style-name="P124">User registers via <text:span text:style-name="Source_20_Text">/api/users/register</text:span>.</text:p>
            </text:list-item>
            <text:list-item>
              <text:p text:style-name="P124"><text:soft-page-break/>User logs in via <text:span text:style-name="Source_20_Text">/api/users/login</text:span> and receives a JWT token.</text:p>
            </text:list-item>
          </text:list>
        </text:list-item>
        <text:list-item>
          <text:p text:style-name="P123"><text:span text:style-name="Strong_20_Emphasis">Browsing Restaurants and Menu Items</text:span>:</text:p>
          <text:list>
            <text:list-item>
              <text:p text:style-name="P124">User retrieves restaurants via <text:span text:style-name="Source_20_Text">/api/restaurants</text:span>.</text:p>
            </text:list-item>
            <text:list-item>
              <text:p text:style-name="P124">User views a restaurant's menu via <text:span text:style-name="Source_20_Text">/api/restaurants/{restaurant_id}/menu_items</text:span>.</text:p>
            </text:list-item>
          </text:list>
        </text:list-item>
        <text:list-item>
          <text:p text:style-name="P123"><text:span text:style-name="Strong_20_Emphasis">Placing an Order</text:span>:</text:p>
          <text:list>
            <text:list-item>
              <text:p text:style-name="P124">User adds an address via <text:span text:style-name="Source_20_Text">/api/addresses</text:span>.</text:p>
            </text:list-item>
            <text:list-item>
              <text:p text:style-name="P124">User places an order via <text:span text:style-name="Source_20_Text">/api/orders</text:span> with selected menu items.</text:p>
            </text:list-item>
          </text:list>
        </text:list-item>
        <text:list-item>
          <text:p text:style-name="P123"><text:span text:style-name="Strong_20_Emphasis">Payment</text:span>:</text:p>
          <text:list>
            <text:list-item>
              <text:p text:style-name="P124">User makes a payment via <text:span text:style-name="Source_20_Text">/api/payments</text:span>.</text:p>
            </text:list-item>
          </text:list>
        </text:list-item>
        <text:list-item>
          <text:p text:style-name="P123"><text:span text:style-name="Strong_20_Emphasis">Order Tracking</text:span>:</text:p>
          <text:list>
            <text:list-item>
              <text:p text:style-name="P124">User checks order status via <text:span text:style-name="Source_20_Text">/api/orders/{order_id}</text:span>.</text:p>
            </text:list-item>
          </text:list>
        </text:list-item>
        <text:list-item>
          <text:p text:style-name="P123"><text:span text:style-name="Strong_20_Emphasis">Delivery</text:span>:</text:p>
          <text:list>
            <text:list-item>
              <text:p text:style-name="P124">Delivery personnel updates assignment status via <text:span text:style-name="Source_20_Text">/api/delivery_assignments/{assignment_id}</text:span>.</text:p>
            </text:list-item>
          </text:list>
        </text:list-item>
        <text:list-item>
          <text:p text:style-name="P123"><text:span text:style-name="Strong_20_Emphasis">Review</text:span>:</text:p>
          <text:list>
            <text:list-item>
              <text:p text:style-name="P123">After order completion, user submits a review via <text:span text:style-name="Source_20_Text">/api/reviews</text:span>.</text:p>
            </text:list-item>
          </text:list>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7T10:02:54.941169464</meta:creation-date>
    <dc:date>2024-12-17T09:33:29.687716933</dc:date>
    <meta:editing-duration>PT12M43S</meta:editing-duration>
    <meta:editing-cycles>4</meta:editing-cycles>
    <meta:generator>LibreOffice/24.2.5.2$MacOSX_X86_64 LibreOffice_project/bffef4ea93e59bebbeaf7f431bb02b1a39ee8a59</meta:generator>
    <meta:document-statistic meta:table-count="0" meta:image-count="0" meta:object-count="0" meta:page-count="15" meta:paragraph-count="576" meta:word-count="2012" meta:character-count="11852" meta:non-whitespace-character-count="10321"/>
  </office:meta>
</office:document-meta>
</file>